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3.5in"/>
    </style:style>
    <style:style style:name="co3" style:family="table-column">
      <style:table-column-properties fo:break-before="auto" style:column-width="0.3228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0937in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39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02" style:family="table-cell" style:parent-style-name="Default" style:data-style-name="N0"/>
    <style:style style:name="ce103" style:family="table-cell" style:parent-style-name="Default" style:data-style-name="N121"/>
    <style:style style:name="ce10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fo:background-color="#e2efda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70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71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4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75" style:family="table-cell" style:parent-style-name="Default" style:data-style-name="N1010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6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/>
    </style:style>
    <style:style style:name="ce77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8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79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80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81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5" style:family="table-cell" style:parent-style-name="Satisfaisant" style:data-style-name="N10107">
      <style:table-cell-properties fo:background-color="#c6efce" style:text-align-source="fix" style:repeat-content="false" style:vertical-align="middle"/>
      <style:paragraph-properties fo:text-align="center"/>
      <style:text-properties fo:color="#006100"/>
    </style:style>
    <style:style style:name="ce87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88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89" style:family="table-cell" style:parent-style-name="Default" style:data-style-name="N10107">
      <style:table-cell-properties fo:border-bottom="0.06pt solid #000000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1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style="italic" style:font-style-asian="italic" style:font-style-complex="italic"/>
    </style:style>
    <style:style style:name="ce93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94" style:family="table-cell" style:parent-style-name="date_5f_custom" style:data-style-name="N10107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95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96" style:family="table-cell" style:parent-style-name="Default" style:data-style-name="N10107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1" style:family="table-cell" style:parent-style-name="Neutre" style:data-style-name="N10107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98" style:family="table-cell" style:parent-style-name="date_5f_custom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97" style:family="table-cell" style:parent-style-name="Default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01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99" style:family="table-cell" style:parent-style-name="Neutre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36" style:family="table-cell" style:parent-style-name="Default" style:data-style-name="N0"/>
    <style:style style:name="ce37" style:family="table-cell" style:parent-style-name="Default" style:data-style-name="N121"/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1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375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22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69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2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64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3" table:default-cell-style-name="ce4"/>
        <table:table-column table:style-name="co6" table:number-columns-repeated="15" table:default-cell-style-name="ce4"/>
        <table:table-column table:style-name="co7" table:number-columns-repeated="1008" table:default-cell-style-name="ce4"/>
        <table:table-row table:style-name="ro3">
          <table:table-cell/>
          <table:table-cell table:style-name="ce69" office:value-type="float" office:value="2017" calcext:value-type="float" table:number-columns-spanned="3" table:number-rows-spanned="1">
            <text:p>2017</text:p>
          </table:table-cell>
          <table:covered-table-cell table:number-columns-repeated="2"/>
          <table:table-cell table:style-name="ce80" office:value-type="float" office:value="2018" calcext:value-type="float" table:number-columns-spanned="12" table:number-rows-spanned="1">
            <text:p>2018</text:p>
          </table:table-cell>
          <table:covered-table-cell table:number-columns-repeated="11"/>
          <table:table-cell table:number-columns-repeated="1008"/>
        </table:table-row>
        <table:table-row table:style-name="ro3">
          <table:table-cell/>
          <table:table-cell table:style-name="ce70" office:value-type="string" calcext:value-type="string">
            <text:p>Octobre</text:p>
          </table:table-cell>
          <table:table-cell table:style-name="ce70" office:value-type="string" calcext:value-type="string">
            <text:p>Novembre</text:p>
          </table:table-cell>
          <table:table-cell table:style-name="ce70" office:value-type="string" calcext:value-type="string">
            <text:p>Décembre</text:p>
          </table:table-cell>
          <table:table-cell table:style-name="ce70" office:value-type="string" calcext:value-type="string">
            <text:p>Janvier</text:p>
          </table:table-cell>
          <table:table-cell table:style-name="ce70" office:value-type="string" calcext:value-type="string">
            <text:p>Février</text:p>
          </table:table-cell>
          <table:table-cell table:style-name="ce70" office:value-type="string" calcext:value-type="string">
            <text:p>Mars</text:p>
          </table:table-cell>
          <table:table-cell table:style-name="ce90" office:value-type="string" calcext:value-type="string">
            <text:p>Avril</text:p>
          </table:table-cell>
          <table:table-cell table:style-name="ce70" office:value-type="string" calcext:value-type="string">
            <text:p>Mai</text:p>
          </table:table-cell>
          <table:table-cell table:style-name="ce70" office:value-type="string" calcext:value-type="string">
            <text:p>Juin</text:p>
          </table:table-cell>
          <table:table-cell table:style-name="ce70" office:value-type="string" calcext:value-type="string">
            <text:p>Juillet</text:p>
          </table:table-cell>
          <table:table-cell table:style-name="ce70" office:value-type="string" calcext:value-type="string">
            <text:p>Août</text:p>
          </table:table-cell>
          <table:table-cell table:style-name="ce70" office:value-type="string" calcext:value-type="string">
            <text:p>Septembre</text:p>
          </table:table-cell>
          <table:table-cell table:style-name="ce70" office:value-type="string" calcext:value-type="string">
            <text:p>Octobre</text:p>
          </table:table-cell>
          <table:table-cell table:style-name="ce70" office:value-type="string" calcext:value-type="string">
            <text:p>Novembre</text:p>
          </table:table-cell>
          <table:table-cell table:style-name="ce70" office:value-type="string" calcext:value-type="string">
            <text:p>Décembre</text:p>
          </table:table-cell>
          <table:table-cell table:number-columns-repeated="1008"/>
        </table:table-row>
        <table:table-row table:style-name="ro3">
          <table:table-cell/>
          <table:table-cell table:style-name="ce71" office:value-type="date" office:date-value="2017-10-01" calcext:value-type="date">
            <text:p>dimanche 1 </text:p>
          </table:table-cell>
          <table:table-cell table:style-name="ce76" office:value-type="date" office:date-value="2017-11-01" calcext:value-type="date">
            <text:p>mercredi 1 </text:p>
          </table:table-cell>
          <table:table-cell table:style-name="ce77" office:value-type="date" office:date-value="2017-12-01" calcext:value-type="date">
            <text:p>vendredi 1 </text:p>
          </table:table-cell>
          <table:table-cell table:style-name="ce81" office:value-type="date" office:date-value="2018-01-01" calcext:value-type="date">
            <text:p>lundi 1 </text:p>
          </table:table-cell>
          <table:table-cell table:style-name="ce76" office:value-type="date" office:date-value="2018-02-01" calcext:value-type="date">
            <text:p>jeudi 1 </text:p>
          </table:table-cell>
          <table:table-cell table:style-name="ce77" office:value-type="date" office:date-value="2018-03-01" calcext:value-type="date">
            <text:p>jeudi 1 </text:p>
          </table:table-cell>
          <table:table-cell table:style-name="ce91" office:value-type="date" office:date-value="2018-04-01" calcext:value-type="date">
            <office:annotation draw:style-name="gr1" draw:text-style-name="P2" svg:width="1.1413in" svg:height="0.7083in" svg:x="9.4547in" svg:y="0in" draw:caption-point-x="-0.2402in" draw:caption-point-y="0.4831in">
              <dc:date>2022-01-04T00:00:00</dc:date>
              <text:p text:style-name="P1"><text:span text:style-name="T1">Paques</text:span></text:p>
              <text:p text:style-name="P1"><text:span text:style-name="T1">Rebecca</text:span></text:p>
            </office:annotation>
            <text:p>dimanche 1 </text:p>
          </table:table-cell>
          <table:table-cell table:style-name="ce77" office:value-type="date" office:date-value="2018-05-01" calcext:value-type="date">
            <text:p>mardi 1 </text:p>
          </table:table-cell>
          <table:table-cell table:style-name="ce76" office:value-type="date" office:date-value="2018-06-01" calcext:value-type="date">
            <text:p>vendredi 1 </text:p>
          </table:table-cell>
          <table:table-cell table:style-name="ce71" office:value-type="date" office:date-value="2018-07-01" calcext:value-type="date">
            <text:p>dimanche 1 </text:p>
          </table:table-cell>
          <table:table-cell table:style-name="ce72" office:value-type="date" office:date-value="2018-08-01" calcext:value-type="date">
            <text:p>mercredi 1 </text:p>
          </table:table-cell>
          <table:table-cell table:style-name="ce95" office:value-type="date" office:date-value="2018-09-01" calcext:value-type="date">
            <text:p>samedi 1 </text:p>
          </table:table-cell>
          <table:table-cell table:style-name="ce72" office:value-type="date" office:date-value="2018-10-01" calcext:value-type="date">
            <text:p>lundi 1 </text:p>
          </table:table-cell>
          <table:table-cell table:style-name="ce72" office:value-type="date" office:date-value="2018-11-01" calcext:value-type="date">
            <text:p>jeudi 1 </text:p>
          </table:table-cell>
          <table:table-cell table:style-name="ce101" office:value-type="date" office:date-value="2018-12-01" calcext:value-type="date">
            <text:p>samedi 1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02" calcext:value-type="date">
            <text:p>lundi 2 </text:p>
          </table:table-cell>
          <table:table-cell table:style-name="ce72" office:value-type="date" office:date-value="2017-11-02" calcext:value-type="date">
            <text:p>jeudi 2 </text:p>
          </table:table-cell>
          <table:table-cell table:style-name="ce73" office:value-type="date" office:date-value="2017-12-02" calcext:value-type="date">
            <text:p>samedi 2 </text:p>
          </table:table-cell>
          <table:table-cell table:style-name="ce72" office:value-type="date" office:date-value="2018-01-02" calcext:value-type="date">
            <text:p>mardi 2 </text:p>
          </table:table-cell>
          <table:table-cell table:style-name="ce72" office:value-type="date" office:date-value="2018-02-02" calcext:value-type="date">
            <text:p>vendredi 2 </text:p>
          </table:table-cell>
          <table:table-cell table:style-name="ce85" office:value-type="date" office:date-value="2018-03-02" calcext:value-type="date">
            <office:annotation draw:style-name="gr2" draw:text-style-name="P2" svg:width="1.5in" svg:height="0.8228in" svg:x="8.0937in" svg:y="0.6043in" draw:caption-point-x="-0.15in" draw:caption-point-y="0.1181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Stop CCC</text:span></text:p>
            </office:annotation>
            <text:p>vendredi 2 </text:p>
          </table:table-cell>
          <table:table-cell table:style-name="ce72" office:value-type="date" office:date-value="2018-04-02" calcext:value-type="date">
            <text:p>lundi 2 </text:p>
          </table:table-cell>
          <table:table-cell table:style-name="ce72" office:value-type="date" office:date-value="2018-05-02" calcext:value-type="date">
            <text:p>mercredi 2 </text:p>
          </table:table-cell>
          <table:table-cell table:style-name="ce74" office:value-type="date" office:date-value="2018-06-02" calcext:value-type="date">
            <text:p>samedi 2 </text:p>
          </table:table-cell>
          <table:table-cell table:style-name="ce72" office:value-type="date" office:date-value="2018-07-02" calcext:value-type="date">
            <text:p>lundi 2 </text:p>
          </table:table-cell>
          <table:table-cell table:style-name="ce72" office:value-type="date" office:date-value="2018-08-02" calcext:value-type="date">
            <text:p>jeudi 2 </text:p>
          </table:table-cell>
          <table:table-cell table:style-name="ce98" office:value-type="date" office:date-value="2018-09-02" calcext:value-type="date">
            <office:annotation draw:style-name="gr1" draw:text-style-name="P2" svg:width="1.1413in" svg:height="0.7083in" svg:x="15.8091in" svg:y="0.128in" draw:caption-point-x="-0.2402in" draw:caption-point-y="0.5945in">
              <dc:date>2022-02-22T00:00:00</dc:date>
              <text:p text:style-name="P1"><text:span text:style-name="T1">Je relance une soirée</text:span></text:p>
              <text:p text:style-name="P1"><text:span text:style-name="T1"/></text:p>
            </office:annotation>
            <text:p>dimanche 2 </text:p>
          </table:table-cell>
          <table:table-cell table:style-name="ce72" office:value-type="date" office:date-value="2018-10-02" calcext:value-type="date">
            <text:p>mardi 2 </text:p>
          </table:table-cell>
          <table:table-cell table:style-name="ce72" office:value-type="date" office:date-value="2018-11-02" calcext:value-type="date">
            <text:p>vendredi 2 </text:p>
          </table:table-cell>
          <table:table-cell table:style-name="ce95" office:value-type="date" office:date-value="2018-12-02" calcext:value-type="date">
            <text:p>dimanche 2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03" calcext:value-type="date">
            <text:p>mardi 3 </text:p>
          </table:table-cell>
          <table:table-cell table:style-name="ce72" office:value-type="date" office:date-value="2017-11-03" calcext:value-type="date">
            <text:p>vendredi 3 </text:p>
          </table:table-cell>
          <table:table-cell table:style-name="ce73" office:value-type="date" office:date-value="2017-12-03" calcext:value-type="date">
            <text:p>dimanche 3 </text:p>
          </table:table-cell>
          <table:table-cell table:style-name="ce72" office:value-type="date" office:date-value="2018-01-03" calcext:value-type="date">
            <text:p>mercredi 3 </text:p>
          </table:table-cell>
          <table:table-cell table:style-name="ce73" office:value-type="date" office:date-value="2018-02-03" calcext:value-type="date">
            <text:p>samedi 3 </text:p>
          </table:table-cell>
          <table:table-cell table:style-name="ce73" office:value-type="date" office:date-value="2018-03-03" calcext:value-type="date">
            <text:p>samedi 3 </text:p>
          </table:table-cell>
          <table:table-cell table:style-name="ce72" office:value-type="date" office:date-value="2018-04-03" calcext:value-type="date">
            <text:p>mardi 3 </text:p>
          </table:table-cell>
          <table:table-cell table:style-name="ce72" office:value-type="date" office:date-value="2018-05-03" calcext:value-type="date">
            <text:p>jeudi 3 </text:p>
          </table:table-cell>
          <table:table-cell table:style-name="ce74" office:value-type="date" office:date-value="2018-06-03" calcext:value-type="date">
            <text:p>dimanche 3 </text:p>
          </table:table-cell>
          <table:table-cell table:style-name="ce72" office:value-type="date" office:date-value="2018-07-03" calcext:value-type="date">
            <text:p>mardi 3 </text:p>
          </table:table-cell>
          <table:table-cell table:style-name="ce94" office:value-type="date" office:date-value="2018-08-03" calcext:value-type="date">
            <text:p>vendredi 3 </text:p>
          </table:table-cell>
          <table:table-cell table:style-name="ce72" office:value-type="date" office:date-value="2018-09-03" calcext:value-type="date">
            <text:p>lundi 3 </text:p>
          </table:table-cell>
          <table:table-cell table:style-name="ce72" office:value-type="date" office:date-value="2018-10-03" calcext:value-type="date">
            <text:p>mercredi 3 </text:p>
          </table:table-cell>
          <table:table-cell table:style-name="ce95" office:value-type="date" office:date-value="2018-11-03" calcext:value-type="date">
            <text:p>samedi 3 </text:p>
          </table:table-cell>
          <table:table-cell table:style-name="ce72" office:value-type="date" office:date-value="2018-12-03" calcext:value-type="date">
            <text:p>lundi 3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04" calcext:value-type="date">
            <text:p>mercredi 4 </text:p>
          </table:table-cell>
          <table:table-cell table:style-name="ce73" office:value-type="date" office:date-value="2017-11-04" calcext:value-type="date">
            <text:p>samedi 4 </text:p>
          </table:table-cell>
          <table:table-cell table:style-name="ce74" office:value-type="date" office:date-value="2017-12-04" calcext:value-type="date">
            <text:p>lundi 4 </text:p>
          </table:table-cell>
          <table:table-cell table:style-name="ce72" office:value-type="date" office:date-value="2018-01-04" calcext:value-type="date">
            <text:p>jeudi 4 </text:p>
          </table:table-cell>
          <table:table-cell table:style-name="ce73" office:value-type="date" office:date-value="2018-02-04" calcext:value-type="date">
            <text:p>dimanche 4 </text:p>
          </table:table-cell>
          <table:table-cell table:style-name="ce73" office:value-type="date" office:date-value="2018-03-04" calcext:value-type="date">
            <text:p>dimanche 4 </text:p>
          </table:table-cell>
          <table:table-cell table:style-name="ce72" office:value-type="date" office:date-value="2018-04-04" calcext:value-type="date">
            <text:p>mercredi 4 </text:p>
          </table:table-cell>
          <table:table-cell table:style-name="ce72" office:value-type="date" office:date-value="2018-05-04" calcext:value-type="date">
            <text:p>vendredi 4 </text:p>
          </table:table-cell>
          <table:table-cell table:style-name="ce74" office:value-type="date" office:date-value="2018-06-04" calcext:value-type="date">
            <text:p>lundi 4 </text:p>
          </table:table-cell>
          <table:table-cell table:style-name="ce72" office:value-type="date" office:date-value="2018-07-04" calcext:value-type="date">
            <text:p>mercredi 4 </text:p>
          </table:table-cell>
          <table:table-cell table:style-name="ce94" office:value-type="date" office:date-value="2018-08-04" calcext:value-type="date">
            <office:annotation draw:style-name="gr1" draw:text-style-name="P2" svg:width="1.1413in" svg:height="0.7083in" svg:x="14.5382in" svg:y="0.6071in" draw:caption-point-x="-0.2402in" draw:caption-point-y="0.5945in">
              <dc:date>2022-01-16T00:00:00</dc:date>
              <text:p text:style-name="P1"><text:span text:style-name="T1">Marriage Johan et Adeline</text:span></text:p>
            </office:annotation>
            <text:p>samedi 4 </text:p>
          </table:table-cell>
          <table:table-cell table:style-name="ce97" office:value-type="date" office:date-value="2018-09-04" calcext:value-type="date">
            <office:annotation draw:style-name="gr3" draw:text-style-name="P2" svg:width="1.1413in" svg:height="0.9957in" svg:x="15.8091in" svg:y="0.6071in" draw:caption-point-x="-0.2402in" draw:caption-point-y="0.5945in">
              <dc:date>2022-02-22T00:00:00</dc:date>
              <text:p text:style-name="P1"><text:span text:style-name="T1">Soirée avec Boris et Léa à Cour St Emilion, Lionel</text:span></text:p>
              <text:p text:style-name="P1"><text:span text:style-name="T1"/></text:p>
              <text:p text:style-name="P1"><text:span text:style-name="T1">Coucher chez Lionel</text:span></text:p>
            </office:annotation>
            <text:p>mardi 4 </text:p>
          </table:table-cell>
          <table:table-cell table:style-name="ce72" office:value-type="date" office:date-value="2018-10-04" calcext:value-type="date">
            <text:p>jeudi 4 </text:p>
          </table:table-cell>
          <table:table-cell table:style-name="ce95" office:value-type="date" office:date-value="2018-11-04" calcext:value-type="date">
            <text:p>dimanche 4 </text:p>
          </table:table-cell>
          <table:table-cell table:style-name="ce72" office:value-type="date" office:date-value="2018-12-04" calcext:value-type="date">
            <text:p>mardi 4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05" calcext:value-type="date">
            <text:p>jeudi 5 </text:p>
          </table:table-cell>
          <table:table-cell table:style-name="ce73" office:value-type="date" office:date-value="2017-11-05" calcext:value-type="date">
            <text:p>dimanche 5 </text:p>
          </table:table-cell>
          <table:table-cell table:style-name="ce72" office:value-type="date" office:date-value="2017-12-05" calcext:value-type="date">
            <text:p>mardi 5 </text:p>
          </table:table-cell>
          <table:table-cell table:style-name="ce72" office:value-type="date" office:date-value="2018-01-05" calcext:value-type="date">
            <text:p>vendredi 5 </text:p>
          </table:table-cell>
          <table:table-cell table:style-name="ce72" office:value-type="date" office:date-value="2018-02-05" calcext:value-type="date">
            <text:p>lundi 5 </text:p>
          </table:table-cell>
          <table:table-cell table:style-name="ce72" office:value-type="date" office:date-value="2018-03-05" calcext:value-type="date">
            <text:p>lundi 5 </text:p>
          </table:table-cell>
          <table:table-cell table:style-name="ce72" office:value-type="date" office:date-value="2018-04-05" calcext:value-type="date">
            <text:p>jeudi 5 </text:p>
          </table:table-cell>
          <table:table-cell table:style-name="ce73" office:value-type="date" office:date-value="2018-05-05" calcext:value-type="date">
            <text:p>samedi 5 </text:p>
          </table:table-cell>
          <table:table-cell table:style-name="ce74" office:value-type="date" office:date-value="2018-06-05" calcext:value-type="date">
            <text:p>mardi 5 </text:p>
          </table:table-cell>
          <table:table-cell table:style-name="ce74" office:value-type="date" office:date-value="2018-07-05" calcext:value-type="date">
            <office:annotation draw:style-name="gr1" draw:text-style-name="P2" svg:width="1.1413in" svg:height="0.7083in" svg:x="13.2673in" svg:y="0.8469in" draw:caption-point-x="-0.2402in" draw:caption-point-y="0.5945in">
              <dc:date>2022-01-04T00:00:00</dc:date>
              <text:p text:style-name="P1"><text:span text:style-name="T1">Déjeuner avec Ileana</text:span></text:p>
            </office:annotation>
            <text:p>jeudi 5 </text:p>
          </table:table-cell>
          <table:table-cell table:style-name="ce95" office:value-type="date" office:date-value="2018-08-05" calcext:value-type="date">
            <text:p>dimanche 5 </text:p>
          </table:table-cell>
          <table:table-cell table:style-name="ce72" office:value-type="date" office:date-value="2018-09-05" calcext:value-type="date">
            <text:p>mercredi 5 </text:p>
          </table:table-cell>
          <table:table-cell table:style-name="ce72" office:value-type="date" office:date-value="2018-10-05" calcext:value-type="date">
            <text:p>vendredi 5 </text:p>
          </table:table-cell>
          <table:table-cell table:style-name="ce72" office:value-type="date" office:date-value="2018-11-05" calcext:value-type="date">
            <text:p>lundi 5 </text:p>
          </table:table-cell>
          <table:table-cell table:style-name="ce72" office:value-type="date" office:date-value="2018-12-05" calcext:value-type="date">
            <text:p>mercredi 5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06" calcext:value-type="date">
            <text:p>vendredi 6 </text:p>
          </table:table-cell>
          <table:table-cell table:style-name="ce72" office:value-type="date" office:date-value="2017-11-06" calcext:value-type="date">
            <text:p>lundi 6 </text:p>
          </table:table-cell>
          <table:table-cell table:style-name="ce72" office:value-type="date" office:date-value="2017-12-06" calcext:value-type="date">
            <text:p>mercredi 6 </text:p>
          </table:table-cell>
          <table:table-cell table:style-name="ce73" office:value-type="date" office:date-value="2018-01-06" calcext:value-type="date">
            <text:p>samedi 6 </text:p>
          </table:table-cell>
          <table:table-cell table:style-name="ce72" office:value-type="date" office:date-value="2018-02-06" calcext:value-type="date">
            <text:p>mardi 6 </text:p>
          </table:table-cell>
          <table:table-cell table:style-name="ce72" office:value-type="date" office:date-value="2018-03-06" calcext:value-type="date">
            <text:p>mardi 6 </text:p>
          </table:table-cell>
          <table:table-cell table:style-name="ce72" office:value-type="date" office:date-value="2018-04-06" calcext:value-type="date">
            <text:p>vendredi 6 </text:p>
          </table:table-cell>
          <table:table-cell table:style-name="ce73" office:value-type="date" office:date-value="2018-05-06" calcext:value-type="date">
            <text:p>dimanche 6 </text:p>
          </table:table-cell>
          <table:table-cell table:style-name="ce74" office:value-type="date" office:date-value="2018-06-06" calcext:value-type="date">
            <text:p>mercredi 6 </text:p>
          </table:table-cell>
          <table:table-cell table:style-name="ce72" office:value-type="date" office:date-value="2018-07-06" calcext:value-type="date">
            <text:p>vendredi 6 </text:p>
          </table:table-cell>
          <table:table-cell table:style-name="ce96" office:value-type="date" office:date-value="2018-08-06" calcext:value-type="date">
            <office:annotation draw:style-name="gr1" draw:text-style-name="P2" svg:width="1.1413in" svg:height="0.7083in" svg:x="14.5382in" svg:y="1.0862in" draw:caption-point-x="-0.2402in" draw:caption-point-y="0.5945in">
              <dc:date>2022-01-16T00:00:00</dc:date>
              <text:p text:style-name="P1"><text:span text:style-name="T1">Je suis seul à Toury</text:span></text:p>
            </office:annotation>
            <text:p>lundi 6 </text:p>
          </table:table-cell>
          <table:table-cell table:style-name="ce97" office:value-type="date" office:date-value="2018-09-06" calcext:value-type="date">
            <office:annotation draw:style-name="gr4" draw:text-style-name="P2" svg:width="1.1413in" svg:height="1.4539in" svg:x="15.8091in" svg:y="1.0862in" draw:caption-point-x="-0.2402in" draw:caption-point-y="0.5945in">
              <dc:date>2022-02-22T00:00:00</dc:date>
              <text:p text:style-name="P1"><text:span text:style-name="T1">Entretien CAPFI Yankel</text:span></text:p>
              <text:p text:style-name="P1"><text:span text:style-name="T1"/></text:p>
              <text:p text:style-name="P1"><text:span text:style-name="T1">(Déjeuner avec Lionel ? “qu’est-ce que tu fais là”)</text:span></text:p>
              <text:p text:style-name="P1"><text:span text:style-name="T1"/></text:p>
              <text:p text:style-name="P1"><text:span text:style-name="T1">Lionel”Tchao”</text:span></text:p>
            </office:annotation>
            <text:p>jeudi 6 </text:p>
          </table:table-cell>
          <table:table-cell table:style-name="ce95" office:value-type="date" office:date-value="2018-10-06" calcext:value-type="date">
            <text:p>samedi 6 </text:p>
          </table:table-cell>
          <table:table-cell table:style-name="ce72" office:value-type="date" office:date-value="2018-11-06" calcext:value-type="date">
            <text:p>mardi 6 </text:p>
          </table:table-cell>
          <table:table-cell table:style-name="ce72" office:value-type="date" office:date-value="2018-12-06" calcext:value-type="date">
            <text:p>jeudi 6 </text:p>
          </table:table-cell>
          <table:table-cell table:number-columns-repeated="1008"/>
        </table:table-row>
        <table:table-row table:style-name="ro3">
          <table:table-cell/>
          <table:table-cell table:style-name="ce73" office:value-type="date" office:date-value="2017-10-07" calcext:value-type="date">
            <text:p>samedi 7 </text:p>
          </table:table-cell>
          <table:table-cell table:style-name="ce74" office:value-type="date" office:date-value="2017-11-07" calcext:value-type="date">
            <text:p>mardi 7 </text:p>
          </table:table-cell>
          <table:table-cell table:style-name="ce72" office:value-type="date" office:date-value="2017-12-07" calcext:value-type="date">
            <text:p>jeudi 7 </text:p>
          </table:table-cell>
          <table:table-cell table:style-name="ce73" office:value-type="date" office:date-value="2018-01-07" calcext:value-type="date">
            <text:p>dimanche 7 </text:p>
          </table:table-cell>
          <table:table-cell table:style-name="ce72" office:value-type="date" office:date-value="2018-02-07" calcext:value-type="date">
            <text:p>mercredi 7 </text:p>
          </table:table-cell>
          <table:table-cell table:style-name="ce72" office:value-type="date" office:date-value="2018-03-07" calcext:value-type="date">
            <text:p>mercredi 7 </text:p>
          </table:table-cell>
          <table:table-cell table:style-name="ce73" office:value-type="date" office:date-value="2018-04-07" calcext:value-type="date">
            <text:p>samedi 7 </text:p>
          </table:table-cell>
          <table:table-cell table:style-name="ce72" office:value-type="date" office:date-value="2018-05-07" calcext:value-type="date">
            <text:p>lundi 7 </text:p>
          </table:table-cell>
          <table:table-cell table:style-name="ce74" office:value-type="date" office:date-value="2018-06-07" calcext:value-type="date">
            <text:p>jeudi 7 </text:p>
          </table:table-cell>
          <table:table-cell table:style-name="ce73" office:value-type="date" office:date-value="2018-07-07" calcext:value-type="date">
            <text:p>samedi 7 </text:p>
          </table:table-cell>
          <table:table-cell table:style-name="ce96" office:value-type="date" office:date-value="2018-08-07" calcext:value-type="date">
            <text:p>mardi 7 </text:p>
          </table:table-cell>
          <table:table-cell table:style-name="ce72" office:value-type="date" office:date-value="2018-09-07" calcext:value-type="date">
            <office:annotation draw:style-name="gr1" draw:text-style-name="P2" svg:width="1.1413in" svg:height="0.7083in" svg:x="15.8091in" svg:y="1.326in" draw:caption-point-x="-0.2402in" draw:caption-point-y="0.5945in">
              <dc:date>2022-01-16T00:00:00</dc:date>
              <text:p text:style-name="P1"><text:span text:style-name="T1">Chez Lionel le soir</text:span></text:p>
            </office:annotation>
            <text:p>vendredi 7 </text:p>
          </table:table-cell>
          <table:table-cell table:style-name="ce95" office:value-type="date" office:date-value="2018-10-07" calcext:value-type="date">
            <text:p>dimanche 7 </text:p>
          </table:table-cell>
          <table:table-cell table:style-name="ce72" office:value-type="date" office:date-value="2018-11-07" calcext:value-type="date">
            <text:p>mercredi 7 </text:p>
          </table:table-cell>
          <table:table-cell table:style-name="ce99" office:value-type="date" office:date-value="2018-12-07" calcext:value-type="date">
            <text:p>vendredi 7 </text:p>
          </table:table-cell>
          <table:table-cell table:number-columns-repeated="1008"/>
        </table:table-row>
        <table:table-row table:style-name="ro3">
          <table:table-cell/>
          <table:table-cell table:style-name="ce73" office:value-type="date" office:date-value="2017-10-08" calcext:value-type="date">
            <text:p>dimanche 8 </text:p>
          </table:table-cell>
          <table:table-cell table:style-name="ce74" office:value-type="date" office:date-value="2017-11-08" calcext:value-type="date">
            <text:p>mercredi 8 </text:p>
          </table:table-cell>
          <table:table-cell table:style-name="ce72" office:value-type="date" office:date-value="2017-12-08" calcext:value-type="date">
            <text:p>vendredi 8 </text:p>
          </table:table-cell>
          <table:table-cell table:style-name="ce72" office:value-type="date" office:date-value="2018-01-08" calcext:value-type="date">
            <text:p>lundi 8 </text:p>
          </table:table-cell>
          <table:table-cell table:style-name="ce72" office:value-type="date" office:date-value="2018-02-08" calcext:value-type="date">
            <text:p>jeudi 8 </text:p>
          </table:table-cell>
          <table:table-cell table:style-name="ce72" office:value-type="date" office:date-value="2018-03-08" calcext:value-type="date">
            <text:p>jeudi 8 </text:p>
          </table:table-cell>
          <table:table-cell table:style-name="ce73" office:value-type="date" office:date-value="2018-04-08" calcext:value-type="date">
            <text:p>dimanche 8 </text:p>
          </table:table-cell>
          <table:table-cell table:style-name="ce72" office:value-type="date" office:date-value="2018-05-08" calcext:value-type="date">
            <text:p>mardi 8 </text:p>
          </table:table-cell>
          <table:table-cell table:style-name="ce74" office:value-type="date" office:date-value="2018-06-08" calcext:value-type="date">
            <text:p>vendredi 8 </text:p>
          </table:table-cell>
          <table:table-cell table:style-name="ce73" office:value-type="date" office:date-value="2018-07-08" calcext:value-type="date">
            <text:p>dimanche 8 </text:p>
          </table:table-cell>
          <table:table-cell table:style-name="ce96" office:value-type="date" office:date-value="2018-08-08" calcext:value-type="date">
            <text:p>mercredi 8 </text:p>
          </table:table-cell>
          <table:table-cell table:style-name="ce95" office:value-type="date" office:date-value="2018-09-08" calcext:value-type="date">
            <office:annotation draw:style-name="gr1" draw:text-style-name="P2" svg:width="1.1413in" svg:height="0.7083in" svg:x="15.8091in" svg:y="1.5654in" draw:caption-point-x="-0.2402in" draw:caption-point-y="0.5945in">
              <dc:date>2022-01-16T00:00:00</dc:date>
              <text:p text:style-name="P1"><text:span text:style-name="T1">WE avec S&amp;A, Maud sur Paris</text:span></text:p>
            </office:annotation>
            <text:p>samedi 8 </text:p>
          </table:table-cell>
          <table:table-cell table:style-name="ce72" office:value-type="date" office:date-value="2018-10-08" calcext:value-type="date">
            <text:p>lundi 8 </text:p>
          </table:table-cell>
          <table:table-cell table:style-name="ce72" office:value-type="date" office:date-value="2018-11-08" calcext:value-type="date">
            <text:p>jeudi 8 </text:p>
          </table:table-cell>
          <table:table-cell table:style-name="ce95" office:value-type="date" office:date-value="2018-12-08" calcext:value-type="date">
            <text:p>samedi 8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09" calcext:value-type="date">
            <text:p>lundi 9 </text:p>
          </table:table-cell>
          <table:table-cell table:style-name="ce74" office:value-type="date" office:date-value="2017-11-09" calcext:value-type="date">
            <text:p>jeudi 9 </text:p>
          </table:table-cell>
          <table:table-cell table:style-name="ce73" office:value-type="date" office:date-value="2017-12-09" calcext:value-type="date">
            <text:p>samedi 9 </text:p>
          </table:table-cell>
          <table:table-cell table:style-name="ce72" office:value-type="date" office:date-value="2018-01-09" calcext:value-type="date">
            <text:p>mardi 9 </text:p>
          </table:table-cell>
          <table:table-cell table:style-name="ce74" office:value-type="date" office:date-value="2018-02-09" calcext:value-type="date">
            <text:p>vendredi 9 </text:p>
          </table:table-cell>
          <table:table-cell table:style-name="ce72" office:value-type="date" office:date-value="2018-03-09" calcext:value-type="date">
            <text:p>vendredi 9 </text:p>
          </table:table-cell>
          <table:table-cell table:style-name="ce72" office:value-type="date" office:date-value="2018-04-09" calcext:value-type="date">
            <text:p>lundi 9 </text:p>
          </table:table-cell>
          <table:table-cell table:style-name="ce72" office:value-type="date" office:date-value="2018-05-09" calcext:value-type="date">
            <text:p>mercredi 9 </text:p>
          </table:table-cell>
          <table:table-cell table:style-name="ce74" office:value-type="date" office:date-value="2018-06-09" calcext:value-type="date">
            <text:p>samedi 9 </text:p>
          </table:table-cell>
          <table:table-cell table:style-name="ce72" office:value-type="date" office:date-value="2018-07-09" calcext:value-type="date">
            <text:p>lundi 9 </text:p>
          </table:table-cell>
          <table:table-cell table:style-name="ce96" office:value-type="date" office:date-value="2018-08-09" calcext:value-type="date">
            <office:annotation draw:style-name="gr5" draw:text-style-name="P2" svg:width="1.1413in" svg:height="1.3012in" svg:x="14.5382in" svg:y="1.8051in" draw:caption-point-x="-0.2402in" draw:caption-point-y="0.5945in">
              <dc:date>2022-01-20T00:00:00</dc:date>
              <text:p text:style-name="P1"><text:span text:style-name="T1">Email Sylvestre pour proposer diner le 27 (revoir les emails)</text:span></text:p>
              <text:p text:style-name="P1"><text:span text:style-name="T1"/></text:p>
              <text:p text:style-name="P1"><text:span text:style-name="T1">WE 4j Lionel</text:span></text:p>
              <text:p text:style-name="P1"><text:span text:style-name="T1"/></text:p>
            </office:annotation>
            <text:p>jeudi 9 </text:p>
          </table:table-cell>
          <table:table-cell table:style-name="ce95" office:value-type="date" office:date-value="2018-09-09" calcext:value-type="date">
            <text:p>dimanche 9 </text:p>
          </table:table-cell>
          <table:table-cell table:style-name="ce72" office:value-type="date" office:date-value="2018-10-09" calcext:value-type="date">
            <text:p>mardi 9 </text:p>
          </table:table-cell>
          <table:table-cell table:style-name="ce72" office:value-type="date" office:date-value="2018-11-09" calcext:value-type="date">
            <text:p>vendredi 9 </text:p>
          </table:table-cell>
          <table:table-cell table:style-name="ce95" office:value-type="date" office:date-value="2018-12-09" calcext:value-type="date">
            <text:p>dimanche 9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10" calcext:value-type="date">
            <text:p>mardi 10 </text:p>
          </table:table-cell>
          <table:table-cell table:style-name="ce72" office:value-type="date" office:date-value="2017-11-10" calcext:value-type="date">
            <text:p>vendredi 10 </text:p>
          </table:table-cell>
          <table:table-cell table:style-name="ce73" office:value-type="date" office:date-value="2017-12-10" calcext:value-type="date">
            <text:p>dimanche 10 </text:p>
          </table:table-cell>
          <table:table-cell table:style-name="ce72" office:value-type="date" office:date-value="2018-01-10" calcext:value-type="date">
            <text:p>mercredi 10 </text:p>
          </table:table-cell>
          <table:table-cell table:style-name="ce73" office:value-type="date" office:date-value="2018-02-10" calcext:value-type="date">
            <text:p>samedi 10 </text:p>
          </table:table-cell>
          <table:table-cell table:style-name="ce87" office:value-type="date" office:date-value="2018-03-10" calcext:value-type="date">
            <text:p>samedi 10 </text:p>
          </table:table-cell>
          <table:table-cell table:style-name="ce72" office:value-type="date" office:date-value="2018-04-10" calcext:value-type="date">
            <text:p>mardi 10 </text:p>
          </table:table-cell>
          <table:table-cell table:style-name="ce85" office:value-type="date" office:date-value="2018-05-10" calcext:value-type="date">
            <office:annotation draw:style-name="gr2" draw:text-style-name="P2" svg:width="1.5in" svg:height="0.8228in" svg:x="10.6354in" svg:y="2.5102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ernier jour de cours (casquette)</text:span></text:p>
            </office:annotation>
            <text:p>jeudi 10 </text:p>
          </table:table-cell>
          <table:table-cell table:style-name="ce74" office:value-type="date" office:date-value="2018-06-10" calcext:value-type="date">
            <text:p>dimanche 10 </text:p>
          </table:table-cell>
          <table:table-cell table:style-name="ce72" office:value-type="date" office:date-value="2018-07-10" calcext:value-type="date">
            <text:p>mardi 10 </text:p>
          </table:table-cell>
          <table:table-cell table:style-name="ce96" office:value-type="date" office:date-value="2018-08-10" calcext:value-type="date">
            <text:p>vendredi 10 </text:p>
          </table:table-cell>
          <table:table-cell table:style-name="ce72" office:value-type="date" office:date-value="2018-09-10" calcext:value-type="date">
            <text:p>lundi 10 </text:p>
          </table:table-cell>
          <table:table-cell table:style-name="ce72" office:value-type="date" office:date-value="2018-10-10" calcext:value-type="date">
            <text:p>mercredi 10 </text:p>
          </table:table-cell>
          <table:table-cell table:style-name="ce95" office:value-type="date" office:date-value="2018-11-10" calcext:value-type="date">
            <text:p>samedi 10 </text:p>
          </table:table-cell>
          <table:table-cell table:style-name="ce72" office:value-type="date" office:date-value="2018-12-10" calcext:value-type="date">
            <text:p>lundi 10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11" calcext:value-type="date">
            <text:p>mercredi 11 </text:p>
          </table:table-cell>
          <table:table-cell table:style-name="ce73" office:value-type="date" office:date-value="2017-11-11" calcext:value-type="date">
            <text:p>samedi 11 </text:p>
          </table:table-cell>
          <table:table-cell table:style-name="ce74" office:value-type="date" office:date-value="2017-12-11" calcext:value-type="date">
            <text:p>lundi 11 </text:p>
          </table:table-cell>
          <table:table-cell table:style-name="ce72" office:value-type="date" office:date-value="2018-01-11" calcext:value-type="date">
            <text:p>jeudi 11 </text:p>
          </table:table-cell>
          <table:table-cell table:style-name="ce73" office:value-type="date" office:date-value="2018-02-11" calcext:value-type="date">
            <text:p>dimanche 11 </text:p>
          </table:table-cell>
          <table:table-cell table:style-name="ce87" office:value-type="date" office:date-value="2018-03-11" calcext:value-type="date">
            <text:p>dimanche 11 </text:p>
          </table:table-cell>
          <table:table-cell table:style-name="ce72" office:value-type="date" office:date-value="2018-04-11" calcext:value-type="date">
            <text:p>mercredi 11 </text:p>
          </table:table-cell>
          <table:table-cell table:style-name="ce72" office:value-type="date" office:date-value="2018-05-11" calcext:value-type="date">
            <text:p>vendredi 11 </text:p>
          </table:table-cell>
          <table:table-cell table:style-name="ce74" office:value-type="date" office:date-value="2018-06-11" calcext:value-type="date">
            <text:p>lundi 11 </text:p>
          </table:table-cell>
          <table:table-cell table:style-name="ce72" office:value-type="date" office:date-value="2018-07-11" calcext:value-type="date">
            <text:p>mercredi 11 </text:p>
          </table:table-cell>
          <table:table-cell table:style-name="ce94" office:value-type="date" office:date-value="2018-08-11" calcext:value-type="date">
            <text:p>samedi 11 </text:p>
          </table:table-cell>
          <table:table-cell table:style-name="ce72" office:value-type="date" office:date-value="2018-09-11" calcext:value-type="date">
            <text:p>mardi 11 </text:p>
          </table:table-cell>
          <table:table-cell table:style-name="ce72" office:value-type="date" office:date-value="2018-10-11" calcext:value-type="date">
            <text:p>jeudi 11 </text:p>
          </table:table-cell>
          <table:table-cell table:style-name="ce95" office:value-type="date" office:date-value="2018-11-11" calcext:value-type="date">
            <text:p>dimanche 11 </text:p>
          </table:table-cell>
          <table:table-cell table:style-name="ce72" office:value-type="date" office:date-value="2018-12-11" calcext:value-type="date">
            <text:p>mardi 11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12" calcext:value-type="date">
            <text:p>jeudi 12 </text:p>
          </table:table-cell>
          <table:table-cell table:style-name="ce73" office:value-type="date" office:date-value="2017-11-12" calcext:value-type="date">
            <text:p>dimanche 12 </text:p>
          </table:table-cell>
          <table:table-cell table:style-name="ce72" office:value-type="date" office:date-value="2017-12-12" calcext:value-type="date">
            <text:p>mardi 12 </text:p>
          </table:table-cell>
          <table:table-cell table:style-name="ce72" office:value-type="date" office:date-value="2018-01-12" calcext:value-type="date">
            <text:p>vendredi 12 </text:p>
          </table:table-cell>
          <table:table-cell table:style-name="ce72" office:value-type="date" office:date-value="2018-02-12" calcext:value-type="date">
            <text:p>lundi 12 </text:p>
          </table:table-cell>
          <table:table-cell table:style-name="ce88" office:value-type="date" office:date-value="2018-03-12" calcext:value-type="date">
            <text:p>lundi 12 </text:p>
          </table:table-cell>
          <table:table-cell table:style-name="ce72" office:value-type="date" office:date-value="2018-04-12" calcext:value-type="date">
            <text:p>jeudi 12 </text:p>
          </table:table-cell>
          <table:table-cell table:style-name="ce73" office:value-type="date" office:date-value="2018-05-12" calcext:value-type="date">
            <text:p>samedi 12 </text:p>
          </table:table-cell>
          <table:table-cell table:style-name="ce92" office:value-type="date" office:date-value="2018-06-12" calcext:value-type="date">
            <text:p>mardi 12 </text:p>
          </table:table-cell>
          <table:table-cell table:style-name="ce74" office:value-type="date" office:date-value="2018-07-12" calcext:value-type="date">
            <office:annotation draw:style-name="gr1" draw:text-style-name="P2" svg:width="1.1413in" svg:height="0.7083in" svg:x="13.2673in" svg:y="2.524in" draw:caption-point-x="-0.2402in" draw:caption-point-y="0.5945in">
              <dc:date>2022-01-04T00:00:00</dc:date>
              <text:p text:style-name="P1"><text:span text:style-name="T1">Anniversaire</text:span></text:p>
            </office:annotation>
            <text:p>jeudi 12 </text:p>
          </table:table-cell>
          <table:table-cell table:style-name="ce94" office:value-type="date" office:date-value="2018-08-12" calcext:value-type="date">
            <text:p>dimanche 12 </text:p>
          </table:table-cell>
          <table:table-cell table:style-name="ce72" office:value-type="date" office:date-value="2018-09-12" calcext:value-type="date">
            <text:p>mercredi 12 </text:p>
          </table:table-cell>
          <table:table-cell table:style-name="ce72" office:value-type="date" office:date-value="2018-10-12" calcext:value-type="date">
            <text:p>vendredi 12 </text:p>
          </table:table-cell>
          <table:table-cell table:style-name="ce72" office:value-type="date" office:date-value="2018-11-12" calcext:value-type="date">
            <text:p>lundi 12 </text:p>
          </table:table-cell>
          <table:table-cell table:style-name="ce72" office:value-type="date" office:date-value="2018-12-12" calcext:value-type="date">
            <text:p>mercredi 12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13" calcext:value-type="date">
            <text:p>vendredi 13 </text:p>
          </table:table-cell>
          <table:table-cell table:style-name="ce72" office:value-type="date" office:date-value="2017-11-13" calcext:value-type="date">
            <text:p>lundi 13 </text:p>
          </table:table-cell>
          <table:table-cell table:style-name="ce74" office:value-type="date" office:date-value="2017-12-13" calcext:value-type="date">
            <text:p>mercredi 13 </text:p>
          </table:table-cell>
          <table:table-cell table:style-name="ce73" office:value-type="date" office:date-value="2018-01-13" calcext:value-type="date">
            <text:p>samedi 13 </text:p>
          </table:table-cell>
          <table:table-cell table:style-name="ce72" office:value-type="date" office:date-value="2018-02-13" calcext:value-type="date">
            <text:p>mardi 13 </text:p>
          </table:table-cell>
          <table:table-cell table:style-name="ce74" office:value-type="date" office:date-value="2018-03-13" calcext:value-type="date">
            <office:annotation draw:style-name="gr2" draw:text-style-name="P2" svg:width="1.5in" svg:height="0.8228in" svg:x="8.0937in" svg:y="3.2291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Conversation avec S&amp;A</text:span></text:p>
            </office:annotation>
            <text:p>mardi 13 </text:p>
          </table:table-cell>
          <table:table-cell table:style-name="ce72" office:value-type="date" office:date-value="2018-04-13" calcext:value-type="date">
            <text:p>vendredi 13 </text:p>
          </table:table-cell>
          <table:table-cell table:style-name="ce73" office:value-type="date" office:date-value="2018-05-13" calcext:value-type="date">
            <text:p>dimanche 13 </text:p>
          </table:table-cell>
          <table:table-cell table:style-name="ce72" office:value-type="date" office:date-value="2018-06-13" calcext:value-type="date">
            <text:p>mercredi 13 </text:p>
          </table:table-cell>
          <table:table-cell table:style-name="ce72" office:value-type="date" office:date-value="2018-07-13" calcext:value-type="date">
            <text:p>vendredi 13 </text:p>
          </table:table-cell>
          <table:table-cell table:style-name="ce72" office:value-type="date" office:date-value="2018-08-13" calcext:value-type="date">
            <text:p>lundi 13 </text:p>
          </table:table-cell>
          <table:table-cell table:style-name="ce72" office:value-type="date" office:date-value="2018-09-13" calcext:value-type="date">
            <text:p>jeudi 13 </text:p>
          </table:table-cell>
          <table:table-cell table:style-name="ce95" office:value-type="date" office:date-value="2018-10-13" calcext:value-type="date">
            <text:p>samedi 13 </text:p>
          </table:table-cell>
          <table:table-cell table:style-name="ce72" office:value-type="date" office:date-value="2018-11-13" calcext:value-type="date">
            <text:p>mardi 13 </text:p>
          </table:table-cell>
          <table:table-cell table:style-name="ce72" office:value-type="date" office:date-value="2018-12-13" calcext:value-type="date">
            <text:p>jeudi 13 </text:p>
          </table:table-cell>
          <table:table-cell table:number-columns-repeated="1008"/>
        </table:table-row>
        <table:table-row table:style-name="ro3">
          <table:table-cell/>
          <table:table-cell table:style-name="ce73" office:value-type="date" office:date-value="2017-10-14" calcext:value-type="date">
            <text:p>samedi 14 </text:p>
          </table:table-cell>
          <table:table-cell table:style-name="ce72" office:value-type="date" office:date-value="2017-11-14" calcext:value-type="date">
            <text:p>mardi 14 </text:p>
          </table:table-cell>
          <table:table-cell table:style-name="ce72" office:value-type="date" office:date-value="2017-12-14" calcext:value-type="date">
            <text:p>jeudi 14 </text:p>
          </table:table-cell>
          <table:table-cell table:style-name="ce73" office:value-type="date" office:date-value="2018-01-14" calcext:value-type="date">
            <text:p>dimanche 14 </text:p>
          </table:table-cell>
          <table:table-cell table:style-name="ce74" office:value-type="date" office:date-value="2018-02-14" calcext:value-type="date">
            <text:p>mercredi 14 </text:p>
          </table:table-cell>
          <table:table-cell table:style-name="ce88" office:value-type="date" office:date-value="2018-03-14" calcext:value-type="date">
            <text:p>mercredi 14 </text:p>
          </table:table-cell>
          <table:table-cell table:style-name="ce73" office:value-type="date" office:date-value="2018-04-14" calcext:value-type="date">
            <text:p>samedi 14 </text:p>
          </table:table-cell>
          <table:table-cell table:style-name="ce72" office:value-type="date" office:date-value="2018-05-14" calcext:value-type="date">
            <text:p>lundi 14 </text:p>
          </table:table-cell>
          <table:table-cell table:style-name="ce72" office:value-type="date" office:date-value="2018-06-14" calcext:value-type="date">
            <text:p>jeudi 14 </text:p>
          </table:table-cell>
          <table:table-cell table:style-name="ce73" office:value-type="date" office:date-value="2018-07-14" calcext:value-type="date">
            <text:p>samedi 14 </text:p>
          </table:table-cell>
          <table:table-cell table:style-name="ce72" office:value-type="date" office:date-value="2018-08-14" calcext:value-type="date">
            <text:p>mardi 14 </text:p>
          </table:table-cell>
          <table:table-cell table:style-name="ce72" office:value-type="date" office:date-value="2018-09-14" calcext:value-type="date">
            <text:p>vendredi 14 </text:p>
          </table:table-cell>
          <table:table-cell table:style-name="ce95" office:value-type="date" office:date-value="2018-10-14" calcext:value-type="date">
            <text:p>dimanche 14 </text:p>
          </table:table-cell>
          <table:table-cell table:style-name="ce72" office:value-type="date" office:date-value="2018-11-14" calcext:value-type="date">
            <text:p>mercredi 14 </text:p>
          </table:table-cell>
          <table:table-cell table:style-name="ce72" office:value-type="date" office:date-value="2018-12-14" calcext:value-type="date">
            <text:p>vendredi 14 </text:p>
          </table:table-cell>
          <table:table-cell table:number-columns-repeated="1008"/>
        </table:table-row>
        <table:table-row table:style-name="ro3">
          <table:table-cell/>
          <table:table-cell table:style-name="ce73" office:value-type="date" office:date-value="2017-10-15" calcext:value-type="date">
            <text:p>dimanche 15 </text:p>
          </table:table-cell>
          <table:table-cell table:style-name="ce74" office:value-type="date" office:date-value="2017-11-15" calcext:value-type="date">
            <text:p>mercredi 15 </text:p>
          </table:table-cell>
          <table:table-cell table:style-name="ce72" office:value-type="date" office:date-value="2017-12-15" calcext:value-type="date">
            <text:p>vendredi 15 </text:p>
          </table:table-cell>
          <table:table-cell table:style-name="ce72" office:value-type="date" office:date-value="2018-01-15" calcext:value-type="date">
            <text:p>lundi 15 </text:p>
          </table:table-cell>
          <table:table-cell table:style-name="ce72" office:value-type="date" office:date-value="2018-02-15" calcext:value-type="date">
            <text:p>jeudi 15 </text:p>
          </table:table-cell>
          <table:table-cell table:style-name="ce88" office:value-type="date" office:date-value="2018-03-15" calcext:value-type="date">
            <text:p>jeudi 15 </text:p>
          </table:table-cell>
          <table:table-cell table:style-name="ce73" office:value-type="date" office:date-value="2018-04-15" calcext:value-type="date">
            <text:p>dimanche 15 </text:p>
          </table:table-cell>
          <table:table-cell table:style-name="ce72" office:value-type="date" office:date-value="2018-05-15" calcext:value-type="date">
            <text:p>mardi 15 </text:p>
          </table:table-cell>
          <table:table-cell table:style-name="ce72" office:value-type="date" office:date-value="2018-06-15" calcext:value-type="date">
            <text:p>vendredi 15 </text:p>
          </table:table-cell>
          <table:table-cell table:style-name="ce73" office:value-type="date" office:date-value="2018-07-15" calcext:value-type="date">
            <text:p>dimanche 15 </text:p>
          </table:table-cell>
          <table:table-cell table:style-name="ce96" office:value-type="date" office:date-value="2018-08-15" calcext:value-type="date">
            <office:annotation draw:style-name="gr1" draw:text-style-name="P2" svg:width="1.1413in" svg:height="0.7083in" svg:x="14.5382in" svg:y="3.2425in" draw:caption-point-x="-0.2402in" draw:caption-point-y="0.5945in">
              <dc:date>2022-01-16T00:00:00</dc:date>
              <text:p text:style-name="P1"><text:span text:style-name="T1">15 aout fêté avec Morane et Catherine</text:span></text:p>
            </office:annotation>
            <text:p>mercredi 15 </text:p>
          </table:table-cell>
          <table:table-cell table:style-name="ce95" office:value-type="date" office:date-value="2018-09-15" calcext:value-type="date">
            <text:p>samedi 15 </text:p>
          </table:table-cell>
          <table:table-cell table:style-name="ce72" office:value-type="date" office:date-value="2018-10-15" calcext:value-type="date">
            <office:annotation draw:style-name="gr1" draw:text-style-name="P2" svg:width="1.1413in" svg:height="0.7083in" svg:x="17.0799in" svg:y="3.2425in" draw:caption-point-x="-0.2402in" draw:caption-point-y="0.5945in">
              <dc:date>2022-01-20T00:00:00</dc:date>
              <text:p text:style-name="P1"><text:span text:style-name="T1">1er jour chez CAPFI</text:span></text:p>
            </office:annotation>
            <text:p>lundi 15 </text:p>
          </table:table-cell>
          <table:table-cell table:style-name="ce72" office:value-type="date" office:date-value="2018-11-15" calcext:value-type="date">
            <text:p>jeudi 15 </text:p>
          </table:table-cell>
          <table:table-cell table:style-name="ce95" office:value-type="date" office:date-value="2018-12-15" calcext:value-type="date">
            <text:p>samedi 15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16" calcext:value-type="date">
            <text:p>lundi 16 </text:p>
          </table:table-cell>
          <table:table-cell table:style-name="ce72" office:value-type="date" office:date-value="2017-11-16" calcext:value-type="date">
            <text:p>jeudi 16 </text:p>
          </table:table-cell>
          <table:table-cell table:style-name="ce73" office:value-type="date" office:date-value="2017-12-16" calcext:value-type="date">
            <text:p>samedi 16 </text:p>
          </table:table-cell>
          <table:table-cell table:style-name="ce72" office:value-type="date" office:date-value="2018-01-16" calcext:value-type="date">
            <text:p>mardi 16 </text:p>
          </table:table-cell>
          <table:table-cell table:style-name="ce74" office:value-type="date" office:date-value="2018-02-16" calcext:value-type="date">
            <text:p>vendredi 16 </text:p>
          </table:table-cell>
          <table:table-cell table:style-name="ce88" office:value-type="date" office:date-value="2018-03-16" calcext:value-type="date">
            <text:p>vendredi 16 </text:p>
          </table:table-cell>
          <table:table-cell table:style-name="ce72" office:value-type="date" office:date-value="2018-04-16" calcext:value-type="date">
            <text:p>lundi 16 </text:p>
          </table:table-cell>
          <table:table-cell table:style-name="ce72" office:value-type="date" office:date-value="2018-05-16" calcext:value-type="date">
            <text:p>mercredi 16 </text:p>
          </table:table-cell>
          <table:table-cell table:style-name="ce74" office:value-type="date" office:date-value="2018-06-16" calcext:value-type="date">
            <text:p>samedi 16 </text:p>
          </table:table-cell>
          <table:table-cell table:style-name="ce74" office:value-type="date" office:date-value="2018-07-16" calcext:value-type="date">
            <office:annotation draw:style-name="gr1" draw:text-style-name="P2" svg:width="1.1413in" svg:height="0.7083in" svg:x="13.2673in" svg:y="3.4823in" draw:caption-point-x="-0.2402in" draw:caption-point-y="0.5945in">
              <dc:date>2022-01-12T00:00:00</dc:date>
              <text:p text:style-name="P1"><text:span text:style-name="T1">Voyage retour en France</text:span></text:p>
            </office:annotation>
            <text:p>lundi 16 </text:p>
          </table:table-cell>
          <table:table-cell table:style-name="ce72" office:value-type="date" office:date-value="2018-08-16" calcext:value-type="date">
            <text:p>jeudi 16 </text:p>
          </table:table-cell>
          <table:table-cell table:style-name="ce95" office:value-type="date" office:date-value="2018-09-16" calcext:value-type="date">
            <text:p>dimanche 16 </text:p>
          </table:table-cell>
          <table:table-cell table:style-name="ce72" office:value-type="date" office:date-value="2018-10-16" calcext:value-type="date">
            <text:p>mardi 16 </text:p>
          </table:table-cell>
          <table:table-cell table:style-name="ce72" office:value-type="date" office:date-value="2018-11-16" calcext:value-type="date">
            <text:p>vendredi 16 </text:p>
          </table:table-cell>
          <table:table-cell table:style-name="ce95" office:value-type="date" office:date-value="2018-12-16" calcext:value-type="date">
            <text:p>dimanche 16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17" calcext:value-type="date">
            <text:p>mardi 17 </text:p>
          </table:table-cell>
          <table:table-cell table:style-name="ce72" office:value-type="date" office:date-value="2017-11-17" calcext:value-type="date">
            <text:p>vendredi 17 </text:p>
          </table:table-cell>
          <table:table-cell table:style-name="ce73" office:value-type="date" office:date-value="2017-12-17" calcext:value-type="date">
            <text:p>dimanche 17 </text:p>
          </table:table-cell>
          <table:table-cell table:style-name="ce72" office:value-type="date" office:date-value="2018-01-17" calcext:value-type="date">
            <text:p>mercredi 17 </text:p>
          </table:table-cell>
          <table:table-cell table:style-name="ce73" office:value-type="date" office:date-value="2018-02-17" calcext:value-type="date">
            <text:p>samedi 17 </text:p>
          </table:table-cell>
          <table:table-cell table:style-name="ce87" office:value-type="date" office:date-value="2018-03-17" calcext:value-type="date">
            <text:p>samedi 17 </text:p>
          </table:table-cell>
          <table:table-cell table:style-name="ce72" office:value-type="date" office:date-value="2018-04-17" calcext:value-type="date">
            <text:p>mardi 17 </text:p>
          </table:table-cell>
          <table:table-cell table:style-name="ce72" office:value-type="date" office:date-value="2018-05-17" calcext:value-type="date">
            <text:p>jeudi 17 </text:p>
          </table:table-cell>
          <table:table-cell table:style-name="ce73" office:value-type="date" office:date-value="2018-06-17" calcext:value-type="date">
            <text:p>dimanche 17 </text:p>
          </table:table-cell>
          <table:table-cell table:style-name="ce74" office:value-type="date" office:date-value="2018-07-17" calcext:value-type="date">
            <office:annotation draw:style-name="gr1" draw:text-style-name="P2" svg:width="1.1413in" svg:height="0.7083in" svg:x="13.2673in" svg:y="3.7217in" draw:caption-point-x="-0.2402in" draw:caption-point-y="0.5945in">
              <dc:date>2022-01-18T00:00:00</dc:date>
              <text:p text:style-name="P1"><text:span text:style-name="T1">Retour en France</text:span></text:p>
            </office:annotation>
            <text:p>mardi 17 </text:p>
          </table:table-cell>
          <table:table-cell table:style-name="ce96" office:value-type="date" office:date-value="2018-08-17" calcext:value-type="date">
            <office:annotation draw:style-name="gr6" draw:text-style-name="P2" svg:width="1.1413in" svg:height="1.1484in" svg:x="14.5382in" svg:y="3.7217in" draw:caption-point-x="-0.2402in" draw:caption-point-y="0.5945in">
              <dc:date>2022-01-20T00:00:00</dc:date>
              <text:p text:style-name="P1"><text:span text:style-name="T1">CAPFI premier entretien programmé</text:span></text:p>
              <text:p text:style-name="P1"><text:span text:style-name="T1"/></text:p>
              <text:p text:style-name="P1"><text:span text:style-name="T1">Message à Vivian “tête ou queue du train”</text:span></text:p>
            </office:annotation>
            <text:p>vendredi 17 </text:p>
          </table:table-cell>
          <table:table-cell table:style-name="ce72" office:value-type="date" office:date-value="2018-09-17" calcext:value-type="date">
            <text:p>lundi 17 </text:p>
          </table:table-cell>
          <table:table-cell table:style-name="ce72" office:value-type="date" office:date-value="2018-10-17" calcext:value-type="date">
            <text:p>mercredi 17 </text:p>
          </table:table-cell>
          <table:table-cell table:style-name="ce95" office:value-type="date" office:date-value="2018-11-17" calcext:value-type="date">
            <text:p>samedi 17 </text:p>
          </table:table-cell>
          <table:table-cell table:style-name="ce72" office:value-type="date" office:date-value="2018-12-17" calcext:value-type="date">
            <text:p>lundi 17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18" calcext:value-type="date">
            <text:p>mercredi 18 </text:p>
          </table:table-cell>
          <table:table-cell table:style-name="ce73" office:value-type="date" office:date-value="2017-11-18" calcext:value-type="date">
            <text:p>samedi 18 </text:p>
          </table:table-cell>
          <table:table-cell table:style-name="ce72" office:value-type="date" office:date-value="2017-12-18" calcext:value-type="date">
            <text:p>lundi 18 </text:p>
          </table:table-cell>
          <table:table-cell table:style-name="ce74" office:value-type="date" office:date-value="2018-01-18" calcext:value-type="date">
            <office:annotation draw:style-name="gr2" draw:text-style-name="P2" svg:width="1.5in" svg:height="0.8228in" svg:x="5.5417in" svg:y="4.4374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iscussion Lionel</text:span></text:p>
              <text:p text:style-name="P1"><text:span text:style-name="T3"/></text:p>
              <text:p text:style-name="P1"><text:span text:style-name="T3">Discussion Alex</text:span></text:p>
            </office:annotation>
            <text:p>jeudi 18 </text:p>
          </table:table-cell>
          <table:table-cell table:style-name="ce73" office:value-type="date" office:date-value="2018-02-18" calcext:value-type="date">
            <text:p>dimanche 18 </text:p>
          </table:table-cell>
          <table:table-cell table:style-name="ce87" office:value-type="date" office:date-value="2018-03-18" calcext:value-type="date">
            <text:p>dimanche 18 </text:p>
          </table:table-cell>
          <table:table-cell table:style-name="ce72" office:value-type="date" office:date-value="2018-04-18" calcext:value-type="date">
            <text:p>mercredi 18 </text:p>
          </table:table-cell>
          <table:table-cell table:style-name="ce85" office:value-type="date" office:date-value="2018-05-18" calcext:value-type="date">
            <office:annotation draw:style-name="gr2" draw:text-style-name="P2" svg:width="1.5in" svg:height="0.8228in" svg:x="10.6354in" svg:y="4.4374in" draw:caption-point-x="-0.15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Email à Vivian congratulations</text:span></text:p>
            </office:annotation>
            <text:p>vendredi 18 </text:p>
          </table:table-cell>
          <table:table-cell table:style-name="ce74" office:value-type="date" office:date-value="2018-06-18" calcext:value-type="date">
            <text:p>lundi 18 </text:p>
          </table:table-cell>
          <table:table-cell table:style-name="ce74" office:value-type="date" office:date-value="2018-07-18" calcext:value-type="date">
            <office:annotation draw:style-name="gr1" draw:text-style-name="P2" svg:width="1.1413in" svg:height="0.7083in" svg:x="13.2673in" svg:y="3.9614in" draw:caption-point-x="-0.2402in" draw:caption-point-y="0.5945in">
              <dc:date>2022-01-18T00:00:00</dc:date>
              <text:p text:style-name="P1"><text:span text:style-name="T1">Conversation cachette du matin Alex/Raymond</text:span></text:p>
            </office:annotation>
            <text:p>mercredi 18 </text:p>
          </table:table-cell>
          <table:table-cell table:style-name="ce96" office:value-type="date" office:date-value="2018-08-18" calcext:value-type="date">
            <office:annotation draw:style-name="gr1" draw:text-style-name="P2" svg:width="1.1413in" svg:height="0.7083in" svg:x="14.5382in" svg:y="3.9614in" draw:caption-point-x="-0.2402in" draw:caption-point-y="0.5945in">
              <dc:date>2022-01-16T00:00:00</dc:date>
              <text:p text:style-name="P1"><text:span text:style-name="T1">Second WE chez Lionel</text:span></text:p>
            </office:annotation>
            <text:p>samedi 18 </text:p>
          </table:table-cell>
          <table:table-cell table:style-name="ce72" office:value-type="date" office:date-value="2018-09-18" calcext:value-type="date">
            <text:p>mardi 18 </text:p>
          </table:table-cell>
          <table:table-cell table:style-name="ce72" office:value-type="date" office:date-value="2018-10-18" calcext:value-type="date">
            <text:p>jeudi 18 </text:p>
          </table:table-cell>
          <table:table-cell table:style-name="ce95" office:value-type="date" office:date-value="2018-11-18" calcext:value-type="date">
            <text:p>dimanche 18 </text:p>
          </table:table-cell>
          <table:table-cell table:style-name="ce72" office:value-type="date" office:date-value="2018-12-18" calcext:value-type="date">
            <text:p>mardi 18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19" calcext:value-type="date">
            <text:p>jeudi 19 </text:p>
          </table:table-cell>
          <table:table-cell table:style-name="ce73" office:value-type="date" office:date-value="2017-11-19" calcext:value-type="date">
            <text:p>dimanche 19 </text:p>
          </table:table-cell>
          <table:table-cell table:style-name="ce72" office:value-type="date" office:date-value="2017-12-19" calcext:value-type="date">
            <text:p>mardi 19 </text:p>
          </table:table-cell>
          <table:table-cell table:style-name="ce72" office:value-type="date" office:date-value="2018-01-19" calcext:value-type="date">
            <text:p>vendredi 19 </text:p>
          </table:table-cell>
          <table:table-cell table:style-name="ce72" office:value-type="date" office:date-value="2018-02-19" calcext:value-type="date">
            <text:p>lundi 19 </text:p>
          </table:table-cell>
          <table:table-cell table:style-name="ce72" office:value-type="date" office:date-value="2018-03-19" calcext:value-type="date">
            <text:p>lundi 19 </text:p>
          </table:table-cell>
          <table:table-cell table:style-name="ce72" office:value-type="date" office:date-value="2018-04-19" calcext:value-type="date">
            <text:p>jeudi 19 </text:p>
          </table:table-cell>
          <table:table-cell table:style-name="ce73" office:value-type="date" office:date-value="2018-05-19" calcext:value-type="date">
            <text:p>samedi 19 </text:p>
          </table:table-cell>
          <table:table-cell table:style-name="ce74" office:value-type="date" office:date-value="2018-06-19" calcext:value-type="date">
            <text:p>mardi 19 </text:p>
          </table:table-cell>
          <table:table-cell table:style-name="ce72" office:value-type="date" office:date-value="2018-07-19" calcext:value-type="date">
            <text:p>jeudi 19 </text:p>
          </table:table-cell>
          <table:table-cell table:style-name="ce96" office:value-type="date" office:date-value="2018-08-19" calcext:value-type="date">
            <office:annotation draw:style-name="gr1" draw:text-style-name="P2" svg:width="1.1413in" svg:height="0.7083in" svg:x="14.5382in" svg:y="4.2008in" draw:caption-point-x="-0.2402in" draw:caption-point-y="0.5945in">
              <dc:date>2022-01-20T00:00:00</dc:date>
              <text:p text:style-name="P1"><text:span text:style-name="T1">“</text:span><text:span text:style-name="T1">tête ou queue”</text:span></text:p>
            </office:annotation>
            <text:p>dimanche 19 </text:p>
          </table:table-cell>
          <table:table-cell table:style-name="ce72" office:value-type="date" office:date-value="2018-09-19" calcext:value-type="date">
            <text:p>mercredi 19 </text:p>
          </table:table-cell>
          <table:table-cell table:style-name="ce72" office:value-type="date" office:date-value="2018-10-19" calcext:value-type="date">
            <text:p>vendredi 19 </text:p>
          </table:table-cell>
          <table:table-cell table:style-name="ce72" office:value-type="date" office:date-value="2018-11-19" calcext:value-type="date">
            <text:p>lundi 19 </text:p>
          </table:table-cell>
          <table:table-cell table:style-name="ce72" office:value-type="date" office:date-value="2018-12-19" calcext:value-type="date">
            <text:p>mercredi 19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20" calcext:value-type="date">
            <text:p>vendredi 20 </text:p>
          </table:table-cell>
          <table:table-cell table:style-name="ce72" office:value-type="date" office:date-value="2017-11-20" calcext:value-type="date">
            <text:p>lundi 20 </text:p>
          </table:table-cell>
          <table:table-cell table:style-name="ce72" office:value-type="date" office:date-value="2017-12-20" calcext:value-type="date">
            <text:p>mercredi 20 </text:p>
          </table:table-cell>
          <table:table-cell table:style-name="ce74" office:value-type="date" office:date-value="2018-01-20" calcext:value-type="date">
            <office:annotation draw:style-name="gr2" draw:text-style-name="P2" svg:width="1.5in" svg:height="0.8228in" svg:x="5.5417in" svg:y="4.9165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Balade dans la neige avec Deborah, Pablo et Isabella</text:span></text:p>
            </office:annotation>
            <text:p>samedi 20 </text:p>
          </table:table-cell>
          <table:table-cell table:style-name="ce72" office:value-type="date" office:date-value="2018-02-20" calcext:value-type="date">
            <text:p>mardi 20 </text:p>
          </table:table-cell>
          <table:table-cell table:style-name="ce72" office:value-type="date" office:date-value="2018-03-20" calcext:value-type="date">
            <text:p>mardi 20 </text:p>
          </table:table-cell>
          <table:table-cell table:style-name="ce72" office:value-type="date" office:date-value="2018-04-20" calcext:value-type="date">
            <text:p>vendredi 20 </text:p>
          </table:table-cell>
          <table:table-cell table:style-name="ce73" office:value-type="date" office:date-value="2018-05-20" calcext:value-type="date">
            <text:p>dimanche 20 </text:p>
          </table:table-cell>
          <table:table-cell table:style-name="ce72" office:value-type="date" office:date-value="2018-06-20" calcext:value-type="date">
            <text:p>mercredi 20 </text:p>
          </table:table-cell>
          <table:table-cell table:style-name="ce74" office:value-type="date" office:date-value="2018-07-20" calcext:value-type="date">
            <office:annotation draw:style-name="gr1" draw:text-style-name="P2" svg:width="1.1413in" svg:height="0.7083in" svg:x="13.2673in" svg:y="4.4406in" draw:caption-point-x="-0.2402in" draw:caption-point-y="0.5945in">
              <dc:date>2022-01-16T00:00:00</dc:date>
              <text:p text:style-name="P1"><text:span text:style-name="T1">WE Alex</text:span></text:p>
            </office:annotation>
            <text:p>vendredi 20 </text:p>
          </table:table-cell>
          <table:table-cell table:style-name="ce96" office:value-type="date" office:date-value="2018-08-20" calcext:value-type="date">
            <text:p>lundi 20 </text:p>
          </table:table-cell>
          <table:table-cell table:style-name="ce72" office:value-type="date" office:date-value="2018-09-20" calcext:value-type="date">
            <text:p>jeudi 20 </text:p>
          </table:table-cell>
          <table:table-cell table:style-name="ce95" office:value-type="date" office:date-value="2018-10-20" calcext:value-type="date">
            <text:p>samedi 20 </text:p>
          </table:table-cell>
          <table:table-cell table:style-name="ce72" office:value-type="date" office:date-value="2018-11-20" calcext:value-type="date">
            <text:p>mardi 20 </text:p>
          </table:table-cell>
          <table:table-cell table:style-name="ce72" office:value-type="date" office:date-value="2018-12-20" calcext:value-type="date">
            <text:p>jeudi 20 </text:p>
          </table:table-cell>
          <table:table-cell table:number-columns-repeated="1008"/>
        </table:table-row>
        <table:table-row table:style-name="ro3">
          <table:table-cell/>
          <table:table-cell table:style-name="ce73" office:value-type="date" office:date-value="2017-10-21" calcext:value-type="date">
            <text:p>samedi 21 </text:p>
          </table:table-cell>
          <table:table-cell table:style-name="ce72" office:value-type="date" office:date-value="2017-11-21" calcext:value-type="date">
            <text:p>mardi 21 </text:p>
          </table:table-cell>
          <table:table-cell table:style-name="ce74" office:value-type="date" office:date-value="2017-12-21" calcext:value-type="date">
            <text:p>jeudi 21 </text:p>
          </table:table-cell>
          <table:table-cell table:style-name="ce73" office:value-type="date" office:date-value="2018-01-21" calcext:value-type="date">
            <text:p>dimanche 21 </text:p>
          </table:table-cell>
          <table:table-cell table:style-name="ce72" office:value-type="date" office:date-value="2018-02-21" calcext:value-type="date">
            <text:p>mercredi 21 </text:p>
          </table:table-cell>
          <table:table-cell table:style-name="ce72" office:value-type="date" office:date-value="2018-03-21" calcext:value-type="date">
            <text:p>mercredi 21 </text:p>
          </table:table-cell>
          <table:table-cell table:style-name="ce73" office:value-type="date" office:date-value="2018-04-21" calcext:value-type="date">
            <text:p>samedi 21 </text:p>
          </table:table-cell>
          <table:table-cell table:style-name="ce72" office:value-type="date" office:date-value="2018-05-21" calcext:value-type="date">
            <text:p>lundi 21 </text:p>
          </table:table-cell>
          <table:table-cell table:style-name="ce74" office:value-type="date" office:date-value="2018-06-21" calcext:value-type="date">
            <text:p>jeudi 21 </text:p>
          </table:table-cell>
          <table:table-cell table:style-name="ce74" office:value-type="date" office:date-value="2018-07-21" calcext:value-type="date">
            <text:p>samedi 21 </text:p>
          </table:table-cell>
          <table:table-cell table:style-name="ce96" office:value-type="date" office:date-value="2018-08-21" calcext:value-type="date">
            <office:annotation draw:style-name="gr1" draw:text-style-name="P2" svg:width="1.1413in" svg:height="0.7083in" svg:x="14.5382in" svg:y="4.6799in" draw:caption-point-x="-0.2402in" draw:caption-point-y="0.5945in">
              <dc:date>2022-02-19T00:00:00</dc:date>
              <text:p text:style-name="P1"><text:span text:style-name="T1">Entretien CAPFI</text:span></text:p>
            </office:annotation>
            <text:p>mardi 21 </text:p>
          </table:table-cell>
          <table:table-cell table:style-name="ce72" office:value-type="date" office:date-value="2018-09-21" calcext:value-type="date">
            <text:p>vendredi 21 </text:p>
          </table:table-cell>
          <table:table-cell table:style-name="ce95" office:value-type="date" office:date-value="2018-10-21" calcext:value-type="date">
            <text:p>dimanche 21 </text:p>
          </table:table-cell>
          <table:table-cell table:style-name="ce72" office:value-type="date" office:date-value="2018-11-21" calcext:value-type="date">
            <text:p>mercredi 21 </text:p>
          </table:table-cell>
          <table:table-cell table:style-name="ce72" office:value-type="date" office:date-value="2018-12-21" calcext:value-type="date">
            <text:p>vendredi 21 </text:p>
          </table:table-cell>
          <table:table-cell table:number-columns-repeated="1008"/>
        </table:table-row>
        <table:table-row table:style-name="ro3">
          <table:table-cell/>
          <table:table-cell table:style-name="ce73" office:value-type="date" office:date-value="2017-10-22" calcext:value-type="date">
            <text:p>dimanche 22 </text:p>
          </table:table-cell>
          <table:table-cell table:style-name="ce72" office:value-type="date" office:date-value="2017-11-22" calcext:value-type="date">
            <text:p>mercredi 22 </text:p>
          </table:table-cell>
          <table:table-cell table:style-name="ce74" office:value-type="date" office:date-value="2017-12-22" calcext:value-type="date">
            <text:p>vendredi 22 </text:p>
          </table:table-cell>
          <table:table-cell table:style-name="ce72" office:value-type="date" office:date-value="2018-01-22" calcext:value-type="date">
            <text:p>lundi 22 </text:p>
          </table:table-cell>
          <table:table-cell table:style-name="ce72" office:value-type="date" office:date-value="2018-02-22" calcext:value-type="date">
            <text:p>jeudi 22 </text:p>
          </table:table-cell>
          <table:table-cell table:style-name="ce74" office:value-type="date" office:date-value="2018-03-22" calcext:value-type="date">
            <office:annotation draw:style-name="gr2" draw:text-style-name="P2" svg:width="1.5in" svg:height="0.8228in" svg:x="8.0937in" svg:y="5.3854in" draw:caption-point-x="-0.15in" draw:caption-point-y="0.1287in">
              <dc:date>2022-01-04T00:00:00</dc:date>
              <text:p text:style-name="P1"><text:span text:style-name="T2">Aymeric Pelle:</text:span></text:p>
              <text:p text:style-name="P1"><text:span text:style-name="T3">épisode fontaine</text:span></text:p>
            </office:annotation>
            <text:p>jeudi 22 </text:p>
          </table:table-cell>
          <table:table-cell table:style-name="ce73" office:value-type="date" office:date-value="2018-04-22" calcext:value-type="date">
            <text:p>dimanche 22 </text:p>
          </table:table-cell>
          <table:table-cell table:style-name="ce72" office:value-type="date" office:date-value="2018-05-22" calcext:value-type="date">
            <text:p>mardi 22 </text:p>
          </table:table-cell>
          <table:table-cell table:style-name="ce72" office:value-type="date" office:date-value="2018-06-22" calcext:value-type="date">
            <text:p>vendredi 22 </text:p>
          </table:table-cell>
          <table:table-cell table:style-name="ce74" office:value-type="date" office:date-value="2018-07-22" calcext:value-type="date">
            <text:p>dimanche 22 </text:p>
          </table:table-cell>
          <table:table-cell table:style-name="ce72" office:value-type="date" office:date-value="2018-08-22" calcext:value-type="date">
            <text:p>mercredi 22 </text:p>
          </table:table-cell>
          <table:table-cell table:style-name="ce95" office:value-type="date" office:date-value="2018-09-22" calcext:value-type="date">
            <text:p>samedi 22 </text:p>
          </table:table-cell>
          <table:table-cell table:style-name="ce72" office:value-type="date" office:date-value="2018-10-22" calcext:value-type="date">
            <text:p>lundi 22 </text:p>
          </table:table-cell>
          <table:table-cell table:style-name="ce72" office:value-type="date" office:date-value="2018-11-22" calcext:value-type="date">
            <text:p>jeudi 22 </text:p>
          </table:table-cell>
          <table:table-cell table:style-name="ce95" office:value-type="date" office:date-value="2018-12-22" calcext:value-type="date">
            <text:p>samedi 22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23" calcext:value-type="date">
            <text:p>lundi 23 </text:p>
          </table:table-cell>
          <table:table-cell table:style-name="ce74" office:value-type="date" office:date-value="2017-11-23" calcext:value-type="date">
            <office:annotation draw:style-name="gr2" draw:text-style-name="P2" svg:width="1.5in" svg:height="0.8228in" svg:x="3.0102in" svg:y="5.6354in" draw:caption-point-x="-0.1496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Thanksgiving</text:span></text:p>
            </office:annotation>
            <text:p>jeudi 23 </text:p>
          </table:table-cell>
          <table:table-cell table:style-name="ce74" office:value-type="date" office:date-value="2017-12-23" calcext:value-type="date">
            <text:p>samedi 23 </text:p>
          </table:table-cell>
          <table:table-cell table:style-name="ce74" office:value-type="date" office:date-value="2018-01-23" calcext:value-type="date">
            <text:p>mardi 23 </text:p>
          </table:table-cell>
          <table:table-cell table:style-name="ce72" office:value-type="date" office:date-value="2018-02-23" calcext:value-type="date">
            <text:p>vendredi 23 </text:p>
          </table:table-cell>
          <table:table-cell table:style-name="ce72" office:value-type="date" office:date-value="2018-03-23" calcext:value-type="date">
            <text:p>vendredi 23 </text:p>
          </table:table-cell>
          <table:table-cell table:style-name="ce72" office:value-type="date" office:date-value="2018-04-23" calcext:value-type="date">
            <text:p>lundi 23 </text:p>
          </table:table-cell>
          <table:table-cell table:style-name="ce72" office:value-type="date" office:date-value="2018-05-23" calcext:value-type="date">
            <text:p>mercredi 23 </text:p>
          </table:table-cell>
          <table:table-cell table:style-name="ce74" office:value-type="date" office:date-value="2018-06-23" calcext:value-type="date">
            <text:p>samedi 23 </text:p>
          </table:table-cell>
          <table:table-cell table:style-name="ce74" office:value-type="date" office:date-value="2018-07-23" calcext:value-type="date">
            <office:annotation draw:style-name="gr7" draw:text-style-name="P2" svg:width="1.1413in" svg:height="1.6067in" svg:x="13.2673in" svg:y="5.1594in" draw:caption-point-x="-0.2402in" draw:caption-point-y="0.5945in">
              <dc:date>2022-01-20T00:00:00</dc:date>
              <text:p text:style-name="P1"><text:span text:style-name="T1">Discussion avec Alexandre. Colère, froid, cachoterie</text:span></text:p>
              <text:p text:style-name="P1"><text:span text:style-name="T1"/></text:p>
              <text:p text:style-name="P1"><text:span text:style-name="T1">“</text:span><text:span text:style-name="T1">tu te crois dans un film ?”</text:span></text:p>
              <text:p text:style-name="P1"><text:span text:style-name="T1">“</text:span><text:span text:style-name="T1">c’est comme mon ex. Tu te fais des idées.”</text:span></text:p>
            </office:annotation>
            <text:p>lundi 23 </text:p>
          </table:table-cell>
          <table:table-cell table:style-name="ce96" office:value-type="date" office:date-value="2018-08-23" calcext:value-type="date">
            <text:p>jeudi 23 </text:p>
          </table:table-cell>
          <table:table-cell table:style-name="ce95" office:value-type="date" office:date-value="2018-09-23" calcext:value-type="date">
            <text:p>dimanche 23 </text:p>
          </table:table-cell>
          <table:table-cell table:style-name="ce72" office:value-type="date" office:date-value="2018-10-23" calcext:value-type="date">
            <text:p>mardi 23 </text:p>
          </table:table-cell>
          <table:table-cell table:style-name="ce72" office:value-type="date" office:date-value="2018-11-23" calcext:value-type="date">
            <text:p>vendredi 23 </text:p>
          </table:table-cell>
          <table:table-cell table:style-name="ce95" office:value-type="date" office:date-value="2018-12-23" calcext:value-type="date">
            <text:p>dimanche 23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24" calcext:value-type="date">
            <text:p>mardi 24 </text:p>
          </table:table-cell>
          <table:table-cell table:style-name="ce72" office:value-type="date" office:date-value="2017-11-24" calcext:value-type="date">
            <text:p>vendredi 24 </text:p>
          </table:table-cell>
          <table:table-cell table:style-name="ce78" office:value-type="date" office:date-value="2017-12-24" calcext:value-type="date">
            <text:p>dimanche 24 </text:p>
          </table:table-cell>
          <table:table-cell table:style-name="ce72" office:value-type="date" office:date-value="2018-01-24" calcext:value-type="date">
            <text:p>mercredi 24 </text:p>
          </table:table-cell>
          <table:table-cell table:style-name="ce73" office:value-type="date" office:date-value="2018-02-24" calcext:value-type="date">
            <text:p>samedi 24 </text:p>
          </table:table-cell>
          <table:table-cell table:style-name="ce74" office:value-type="date" office:date-value="2018-03-24" calcext:value-type="date">
            <office:annotation draw:style-name="gr1" draw:text-style-name="P2" svg:width="1.1413in" svg:height="0.7083in" svg:x="8.1839in" svg:y="5.3988in" draw:caption-point-x="-0.2402in" draw:caption-point-y="0.5945in">
              <dc:date>2022-01-07T00:00:00</dc:date>
              <text:p text:style-name="P1"><text:span text:style-name="T1">Brunch et stew</text:span></text:p>
            </office:annotation>
            <text:p>samedi 24 </text:p>
          </table:table-cell>
          <table:table-cell table:style-name="ce72" office:value-type="date" office:date-value="2018-04-24" calcext:value-type="date">
            <text:p>mardi 24 </text:p>
          </table:table-cell>
          <table:table-cell table:style-name="ce74" office:value-type="date" office:date-value="2018-05-24" calcext:value-type="date">
            <text:p>jeudi 24 </text:p>
          </table:table-cell>
          <table:table-cell table:style-name="ce74" office:value-type="date" office:date-value="2018-06-24" calcext:value-type="date">
            <text:p>dimanche 24 </text:p>
          </table:table-cell>
          <table:table-cell table:style-name="ce74" office:value-type="date" office:date-value="2018-07-24" calcext:value-type="date">
            <office:annotation draw:style-name="gr1" draw:text-style-name="P2" svg:width="1.1413in" svg:height="0.7083in" svg:x="13.2673in" svg:y="5.3988in" draw:caption-point-x="-0.2402in" draw:caption-point-y="0.5945in">
              <dc:date>2022-02-02T00:00:00</dc:date>
              <text:p text:style-name="P1"><text:span text:style-name="T1">Lionel me ping. Je reste muet.</text:span></text:p>
              <text:p text:style-name="P1"><text:span text:style-name="T1"/></text:p>
            </office:annotation>
            <text:p>mardi 24 </text:p>
          </table:table-cell>
          <table:table-cell table:style-name="ce96" office:value-type="date" office:date-value="2018-08-24" calcext:value-type="date">
            <office:annotation draw:style-name="gr1" draw:text-style-name="P2" svg:width="1.1413in" svg:height="0.7083in" svg:x="14.5382in" svg:y="5.3988in" draw:caption-point-x="-0.2402in" draw:caption-point-y="0.5945in">
              <dc:date>2022-02-12T00:00:00</dc:date>
              <text:p text:style-name="P1"><text:span text:style-name="T1">WE vacances Vendée</text:span></text:p>
              <text:p text:style-name="P1"><text:span text:style-name="T1"/></text:p>
              <text:p text:style-name="P1"><text:span text:style-name="T1"/></text:p>
            </office:annotation>
            <text:p>vendredi 24 </text:p>
          </table:table-cell>
          <table:table-cell table:style-name="ce72" office:value-type="date" office:date-value="2018-09-24" calcext:value-type="date">
            <office:annotation draw:style-name="gr1" draw:text-style-name="P2" svg:width="1.1413in" svg:height="0.7083in" svg:x="15.8091in" svg:y="5.3988in" draw:caption-point-x="-0.2402in" draw:caption-point-y="0.5945in">
              <dc:date>2022-02-22T00:00:00</dc:date>
              <text:p text:style-name="P1"><text:span text:style-name="T1">RTE entretien test capacités cognitives</text:span></text:p>
            </office:annotation>
            <text:p>lundi 24 </text:p>
          </table:table-cell>
          <table:table-cell table:style-name="ce72" office:value-type="date" office:date-value="2018-10-24" calcext:value-type="date">
            <text:p>mercredi 24 </text:p>
          </table:table-cell>
          <table:table-cell table:style-name="ce95" office:value-type="date" office:date-value="2018-11-24" calcext:value-type="date">
            <text:p>samedi 24 </text:p>
          </table:table-cell>
          <table:table-cell table:style-name="ce72" office:value-type="date" office:date-value="2018-12-24" calcext:value-type="date">
            <text:p>lundi 24 </text:p>
          </table:table-cell>
          <table:table-cell table:number-columns-repeated="1008"/>
        </table:table-row>
        <table:table-row table:style-name="ro3">
          <table:table-cell/>
          <table:table-cell table:style-name="ce74" office:value-type="date" office:date-value="2017-10-25" calcext:value-type="date">
            <text:p>mercredi 25 </text:p>
          </table:table-cell>
          <table:table-cell table:style-name="ce73" office:value-type="date" office:date-value="2017-11-25" calcext:value-type="date">
            <text:p>samedi 25 </text:p>
          </table:table-cell>
          <table:table-cell table:style-name="ce78" office:value-type="date" office:date-value="2017-12-25" calcext:value-type="date">
            <text:p>lundi 25 </text:p>
          </table:table-cell>
          <table:table-cell table:style-name="ce74" office:value-type="date" office:date-value="2018-01-25" calcext:value-type="date">
            <text:p>jeudi 25 </text:p>
          </table:table-cell>
          <table:table-cell table:style-name="ce73" office:value-type="date" office:date-value="2018-02-25" calcext:value-type="date">
            <text:p>dimanche 25 </text:p>
          </table:table-cell>
          <table:table-cell table:style-name="ce74" office:value-type="date" office:date-value="2018-03-25" calcext:value-type="date">
            <text:p>dimanche 25 </text:p>
          </table:table-cell>
          <table:table-cell table:style-name="ce72" office:value-type="date" office:date-value="2018-04-25" calcext:value-type="date">
            <text:p>mercredi 25 </text:p>
          </table:table-cell>
          <table:table-cell table:style-name="ce74" office:value-type="date" office:date-value="2018-05-25" calcext:value-type="date">
            <text:p>vendredi 25 </text:p>
          </table:table-cell>
          <table:table-cell table:style-name="ce74" office:value-type="date" office:date-value="2018-06-25" calcext:value-type="date">
            <text:p>lundi 25 </text:p>
          </table:table-cell>
          <table:table-cell table:style-name="ce74" office:value-type="date" office:date-value="2018-07-25" calcext:value-type="date">
            <office:annotation draw:style-name="gr1" draw:text-style-name="P2" svg:width="1.1413in" svg:height="0.7083in" svg:x="13.2673in" svg:y="5.6386in" draw:caption-point-x="-0.2402in" draw:caption-point-y="0.5945in">
              <dc:date>2022-02-02T00:00:00</dc:date>
              <text:p text:style-name="P1"><text:span text:style-name="T1">Lionel “shblonk”</text:span></text:p>
            </office:annotation>
            <text:p>mercredi 25 </text:p>
          </table:table-cell>
          <table:table-cell table:style-name="ce94" office:value-type="date" office:date-value="2018-08-25" calcext:value-type="date">
            <text:p>samedi 25 </text:p>
          </table:table-cell>
          <table:table-cell table:style-name="ce72" office:value-type="date" office:date-value="2018-09-25" calcext:value-type="date">
            <text:p>mardi 25 </text:p>
          </table:table-cell>
          <table:table-cell table:style-name="ce72" office:value-type="date" office:date-value="2018-10-25" calcext:value-type="date">
            <text:p>jeudi 25 </text:p>
          </table:table-cell>
          <table:table-cell table:style-name="ce95" office:value-type="date" office:date-value="2018-11-25" calcext:value-type="date">
            <text:p>dimanche 25 </text:p>
          </table:table-cell>
          <table:table-cell table:style-name="ce72" office:value-type="date" office:date-value="2018-12-25" calcext:value-type="date">
            <text:p>mardi 25 </text:p>
          </table:table-cell>
          <table:table-cell table:number-columns-repeated="1008"/>
        </table:table-row>
        <table:table-row table:style-name="ro3">
          <table:table-cell/>
          <table:table-cell table:style-name="ce74" office:value-type="date" office:date-value="2017-10-26" calcext:value-type="date">
            <text:p>jeudi 26 </text:p>
          </table:table-cell>
          <table:table-cell table:style-name="ce73" office:value-type="date" office:date-value="2017-11-26" calcext:value-type="date">
            <text:p>dimanche 26 </text:p>
          </table:table-cell>
          <table:table-cell table:style-name="ce74" office:value-type="date" office:date-value="2017-12-26" calcext:value-type="date">
            <text:p>mardi 26 </text:p>
          </table:table-cell>
          <table:table-cell table:style-name="ce72" office:value-type="date" office:date-value="2018-01-26" calcext:value-type="date">
            <text:p>vendredi 26 </text:p>
          </table:table-cell>
          <table:table-cell table:style-name="ce72" office:value-type="date" office:date-value="2018-02-26" calcext:value-type="date">
            <text:p>lundi 26 </text:p>
          </table:table-cell>
          <table:table-cell table:style-name="ce72" office:value-type="date" office:date-value="2018-03-26" calcext:value-type="date">
            <text:p>lundi 26 </text:p>
          </table:table-cell>
          <table:table-cell table:style-name="ce72" office:value-type="date" office:date-value="2018-04-26" calcext:value-type="date">
            <text:p>jeudi 26 </text:p>
          </table:table-cell>
          <table:table-cell table:style-name="ce73" office:value-type="date" office:date-value="2018-05-26" calcext:value-type="date">
            <text:p>samedi 26 </text:p>
          </table:table-cell>
          <table:table-cell table:style-name="ce74" office:value-type="date" office:date-value="2018-06-26" calcext:value-type="date">
            <text:p>mardi 26 </text:p>
          </table:table-cell>
          <table:table-cell table:style-name="ce74" office:value-type="date" office:date-value="2018-07-26" calcext:value-type="date">
            <office:annotation draw:style-name="gr1" draw:text-style-name="P2" svg:width="1.1413in" svg:height="0.7083in" svg:x="13.2673in" svg:y="5.878in" draw:caption-point-x="-0.2402in" draw:caption-point-y="0.5945in">
              <dc:date>2022-02-02T00:00:00</dc:date>
              <text:p text:style-name="P1"><text:span text:style-name="T1">Aymeric to Lionel “on parle?”</text:span></text:p>
            </office:annotation>
            <text:p>jeudi 26 </text:p>
          </table:table-cell>
          <table:table-cell table:style-name="ce94" office:value-type="date" office:date-value="2018-08-26" calcext:value-type="date">
            <text:p>dimanche 26 </text:p>
          </table:table-cell>
          <table:table-cell table:style-name="ce72" office:value-type="date" office:date-value="2018-09-26" calcext:value-type="date">
            <text:p>mercredi 26 </text:p>
          </table:table-cell>
          <table:table-cell table:style-name="ce72" office:value-type="date" office:date-value="2018-10-26" calcext:value-type="date">
            <text:p>vendredi 26 </text:p>
          </table:table-cell>
          <table:table-cell table:style-name="ce72" office:value-type="date" office:date-value="2018-11-26" calcext:value-type="date">
            <text:p>lundi 26 </text:p>
          </table:table-cell>
          <table:table-cell table:style-name="ce72" office:value-type="date" office:date-value="2018-12-26" calcext:value-type="date">
            <text:p>mercredi 26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27" calcext:value-type="date">
            <text:p>vendredi 27 </text:p>
          </table:table-cell>
          <table:table-cell table:style-name="ce72" office:value-type="date" office:date-value="2017-11-27" calcext:value-type="date">
            <text:p>lundi 27 </text:p>
          </table:table-cell>
          <table:table-cell table:style-name="ce74" office:value-type="date" office:date-value="2017-12-27" calcext:value-type="date">
            <text:p>mercredi 27 </text:p>
          </table:table-cell>
          <table:table-cell table:style-name="ce73" office:value-type="date" office:date-value="2018-01-27" calcext:value-type="date">
            <text:p>samedi 27 </text:p>
          </table:table-cell>
          <table:table-cell table:style-name="ce72" office:value-type="date" office:date-value="2018-02-27" calcext:value-type="date">
            <text:p>mardi 27 </text:p>
          </table:table-cell>
          <table:table-cell table:style-name="ce72" office:value-type="date" office:date-value="2018-03-27" calcext:value-type="date">
            <text:p>mardi 27 </text:p>
          </table:table-cell>
          <table:table-cell table:style-name="ce72" office:value-type="date" office:date-value="2018-04-27" calcext:value-type="date">
            <text:p>vendredi 27 </text:p>
          </table:table-cell>
          <table:table-cell table:style-name="ce73" office:value-type="date" office:date-value="2018-05-27" calcext:value-type="date">
            <text:p>dimanche 27 </text:p>
          </table:table-cell>
          <table:table-cell table:style-name="ce72" office:value-type="date" office:date-value="2018-06-27" calcext:value-type="date">
            <text:p>mercredi 27 </text:p>
          </table:table-cell>
          <table:table-cell table:style-name="ce74" office:value-type="date" office:date-value="2018-07-27" calcext:value-type="date">
            <office:annotation draw:style-name="gr1" draw:text-style-name="P2" svg:width="1.1413in" svg:height="0.7083in" svg:x="13.2673in" svg:y="6.1177in" draw:caption-point-x="-0.2402in" draw:caption-point-y="0.5945in">
              <dc:date>2022-02-02T00:00:00</dc:date>
              <text:p text:style-name="P1"><text:span text:style-name="T1">Envoie message à Vivian via Instagram</text:span></text:p>
            </office:annotation>
            <text:p>vendredi 27 </text:p>
          </table:table-cell>
          <table:table-cell table:style-name="ce31" office:value-type="date" office:date-value="2018-08-27" calcext:value-type="date">
            <office:annotation draw:style-name="gr5" draw:text-style-name="P2" svg:width="1.1413in" svg:height="1.3012in" svg:x="14.5382in" svg:y="6.1177in" draw:caption-point-x="-0.2402in" draw:caption-point-y="0.5945in">
              <dc:date>2022-02-22T00:00:00</dc:date>
              <text:p text:style-name="P1"><text:span text:style-name="T1">Diner, soirée avec “amis”</text:span></text:p>
              <text:p text:style-name="P1"><text:span text:style-name="T1"/></text:p>
              <text:p text:style-name="P1"><text:span text:style-name="T1">Agathe à Lionel “tu fais des arts martiaux ?”</text:span></text:p>
              <text:p text:style-name="P1"><text:span text:style-name="T1"/></text:p>
              <text:p text:style-name="P1"><text:span text:style-name="T1">Je dors chez S&amp;A</text:span></text:p>
            </office:annotation>
            <text:p>lundi 27 </text:p>
          </table:table-cell>
          <table:table-cell table:style-name="ce72" office:value-type="date" office:date-value="2018-09-27" calcext:value-type="date">
            <text:p>jeudi 27 </text:p>
          </table:table-cell>
          <table:table-cell table:style-name="ce95" office:value-type="date" office:date-value="2018-10-27" calcext:value-type="date">
            <text:p>samedi 27 </text:p>
          </table:table-cell>
          <table:table-cell table:style-name="ce72" office:value-type="date" office:date-value="2018-11-27" calcext:value-type="date">
            <text:p>mardi 27 </text:p>
          </table:table-cell>
          <table:table-cell table:style-name="ce72" office:value-type="date" office:date-value="2018-12-27" calcext:value-type="date">
            <text:p>jeudi 27 </text:p>
          </table:table-cell>
          <table:table-cell table:number-columns-repeated="1008"/>
        </table:table-row>
        <table:table-row table:style-name="ro3">
          <table:table-cell/>
          <table:table-cell table:style-name="ce73" office:value-type="date" office:date-value="2017-10-28" calcext:value-type="date">
            <text:p>samedi 28 </text:p>
          </table:table-cell>
          <table:table-cell table:style-name="ce72" office:value-type="date" office:date-value="2017-11-28" calcext:value-type="date">
            <text:p>mardi 28 </text:p>
          </table:table-cell>
          <table:table-cell table:style-name="ce74" office:value-type="date" office:date-value="2017-12-28" calcext:value-type="date">
            <text:p>jeudi 28 </text:p>
          </table:table-cell>
          <table:table-cell table:style-name="ce73" office:value-type="date" office:date-value="2018-01-28" calcext:value-type="date">
            <text:p>dimanche 28 </text:p>
          </table:table-cell>
          <table:table-cell table:style-name="ce72" office:value-type="date" office:date-value="2018-02-28" calcext:value-type="date">
            <text:p>mercredi 28 </text:p>
          </table:table-cell>
          <table:table-cell table:style-name="ce72" office:value-type="date" office:date-value="2018-03-28" calcext:value-type="date">
            <text:p>mercredi 28 </text:p>
          </table:table-cell>
          <table:table-cell table:style-name="ce73" office:value-type="date" office:date-value="2018-04-28" calcext:value-type="date">
            <text:p>samedi 28 </text:p>
          </table:table-cell>
          <table:table-cell table:style-name="ce92" office:value-type="date" office:date-value="2018-05-28" calcext:value-type="date">
            <text:p>lundi 28 </text:p>
          </table:table-cell>
          <table:table-cell table:style-name="ce72" office:value-type="date" office:date-value="2018-06-28" calcext:value-type="date">
            <text:p>jeudi 28 </text:p>
          </table:table-cell>
          <table:table-cell table:style-name="ce74" office:value-type="date" office:date-value="2018-07-28" calcext:value-type="date">
            <office:annotation draw:style-name="gr8" draw:text-style-name="P2" svg:width="1.1413in" svg:height="2.5232in" svg:x="13.2673in" svg:y="6.3571in" draw:caption-point-x="-0.2402in" draw:caption-point-y="0.5945in">
              <dc:date>2022-02-03T00:00:00</dc:date>
              <text:p text:style-name="P1"><text:span text:style-name="T1">Lionel call</text:span></text:p>
              <text:p text:style-name="P1"><text:span text:style-name="T1">“… </text:span><text:span text:style-name="T1">tu risques d’être un harceleur international …”</text:span></text:p>
              <text:p text:style-name="P1"><text:span text:style-name="T1"/></text:p>
              <text:p text:style-name="P1"><text:span text:style-name="T1">Je fais remarquer à Lionel Alex a dit</text:span></text:p>
              <text:p text:style-name="P1"><text:span text:style-name="T1">“</text:span><text:span text:style-name="T1">T’espérais quoi la voir en secret ?” Alors qu’il n’a toujours pas présenté Florent aux parents.</text:span></text:p>
            </office:annotation>
            <text:p>samedi 28 </text:p>
          </table:table-cell>
          <table:table-cell table:style-name="ce72" office:value-type="date" office:date-value="2018-08-28" calcext:value-type="date">
            <text:p>mardi 28 </text:p>
          </table:table-cell>
          <table:table-cell table:style-name="ce72" office:value-type="date" office:date-value="2018-09-28" calcext:value-type="date">
            <text:p>vendredi 28 </text:p>
          </table:table-cell>
          <table:table-cell table:style-name="ce95" office:value-type="date" office:date-value="2018-10-28" calcext:value-type="date">
            <text:p>dimanche 28 </text:p>
          </table:table-cell>
          <table:table-cell table:style-name="ce72" office:value-type="date" office:date-value="2018-11-28" calcext:value-type="date">
            <text:p>mercredi 28 </text:p>
          </table:table-cell>
          <table:table-cell table:style-name="ce72" office:value-type="date" office:date-value="2018-12-28" calcext:value-type="date">
            <text:p>vendredi 28 </text:p>
          </table:table-cell>
          <table:table-cell table:number-columns-repeated="1008"/>
        </table:table-row>
        <table:table-row table:style-name="ro3">
          <table:table-cell/>
          <table:table-cell table:style-name="ce73" office:value-type="date" office:date-value="2017-10-29" calcext:value-type="date">
            <text:p>dimanche 29 </text:p>
          </table:table-cell>
          <table:table-cell table:style-name="ce74" office:value-type="date" office:date-value="2017-11-29" calcext:value-type="date">
            <text:p>mercredi 29 </text:p>
          </table:table-cell>
          <table:table-cell table:style-name="ce74" office:value-type="date" office:date-value="2017-12-29" calcext:value-type="date">
            <text:p>vendredi 29 </text:p>
          </table:table-cell>
          <table:table-cell table:style-name="ce72" office:value-type="date" office:date-value="2018-01-29" calcext:value-type="date">
            <text:p>lundi 29 </text:p>
          </table:table-cell>
          <table:table-cell table:style-name="ce82"/>
          <table:table-cell table:style-name="ce72" office:value-type="date" office:date-value="2018-03-29" calcext:value-type="date">
            <text:p>jeudi 29 </text:p>
          </table:table-cell>
          <table:table-cell table:style-name="ce73" office:value-type="date" office:date-value="2018-04-29" calcext:value-type="date">
            <text:p>dimanche 29 </text:p>
          </table:table-cell>
          <table:table-cell table:style-name="ce72" office:value-type="date" office:date-value="2018-05-29" calcext:value-type="date">
            <text:p>mardi 29 </text:p>
          </table:table-cell>
          <table:table-cell table:style-name="ce85" office:value-type="date" office:date-value="2018-06-29" calcext:value-type="date">
            <text:p>vendredi 29 </text:p>
          </table:table-cell>
          <table:table-cell table:style-name="ce74" office:value-type="date" office:date-value="2018-07-29" calcext:value-type="date">
            <office:annotation draw:style-name="gr9" draw:text-style-name="P2" svg:width="1.1413in" svg:height="0.8429in" svg:x="13.2673in" svg:y="6.5969in" draw:caption-point-x="-0.2402in" draw:caption-point-y="0.5945in">
              <dc:date>2022-02-03T00:00:00</dc:date>
              <text:p text:style-name="P1"><text:span text:style-name="T1">WE 3j St Sim</text:span></text:p>
              <text:p text:style-name="P1"><text:span text:style-name="T1"/></text:p>
              <text:p text:style-name="P1"><text:span text:style-name="T1">Call S&amp;A</text:span></text:p>
              <text:p text:style-name="P1"><text:span text:style-name="T1">“… </text:span><text:span text:style-name="T1">c’est Aymeric ...”</text:span></text:p>
            </office:annotation>
            <text:p>dimanche 29 </text:p>
          </table:table-cell>
          <table:table-cell table:style-name="ce96" office:value-type="date" office:date-value="2018-08-29" calcext:value-type="date">
            <office:annotation draw:style-name="gr9" draw:text-style-name="P2" svg:width="1.1413in" svg:height="0.8429in" svg:x="14.5382in" svg:y="6.5969in" draw:caption-point-x="-0.2402in" draw:caption-point-y="0.5945in">
              <dc:date>2022-02-26T00:00:00</dc:date>
              <text:p text:style-name="P1"><text:span text:style-name="T1">27-31 Les entretiens avec CAPFI continuent bon train.</text:span></text:p>
            </office:annotation>
            <text:p>mercredi 29 </text:p>
          </table:table-cell>
          <table:table-cell table:style-name="ce95" office:value-type="date" office:date-value="2018-09-29" calcext:value-type="date">
            <text:p>samedi 29 </text:p>
          </table:table-cell>
          <table:table-cell table:style-name="ce72" office:value-type="date" office:date-value="2018-10-29" calcext:value-type="date">
            <text:p>lundi 29 </text:p>
          </table:table-cell>
          <table:table-cell table:style-name="ce72" office:value-type="date" office:date-value="2018-11-29" calcext:value-type="date">
            <text:p>jeudi 29 </text:p>
          </table:table-cell>
          <table:table-cell table:style-name="ce95" office:value-type="date" office:date-value="2018-12-29" calcext:value-type="date">
            <text:p>samedi 29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30" calcext:value-type="date">
            <text:p>lundi 30 </text:p>
          </table:table-cell>
          <table:table-cell table:style-name="ce72" office:value-type="date" office:date-value="2017-11-30" calcext:value-type="date">
            <text:p>jeudi 30 </text:p>
          </table:table-cell>
          <table:table-cell table:style-name="ce74" office:value-type="date" office:date-value="2017-12-30" calcext:value-type="date">
            <text:p>samedi 30 </text:p>
          </table:table-cell>
          <table:table-cell table:style-name="ce72" office:value-type="date" office:date-value="2018-01-30" calcext:value-type="date">
            <text:p>mardi 30 </text:p>
          </table:table-cell>
          <table:table-cell table:style-name="ce82"/>
          <table:table-cell table:style-name="ce72" office:value-type="date" office:date-value="2018-03-30" calcext:value-type="date">
            <text:p>vendredi 30 </text:p>
          </table:table-cell>
          <table:table-cell table:style-name="ce72" office:value-type="date" office:date-value="2018-04-30" calcext:value-type="date">
            <text:p>lundi 30 </text:p>
          </table:table-cell>
          <table:table-cell table:style-name="ce72" office:value-type="date" office:date-value="2018-05-30" calcext:value-type="date">
            <text:p>mercredi 30 </text:p>
          </table:table-cell>
          <table:table-cell table:style-name="ce85" office:value-type="date" office:date-value="2018-06-30" calcext:value-type="date">
            <text:p>samedi 30 </text:p>
          </table:table-cell>
          <table:table-cell table:style-name="ce74" office:value-type="date" office:date-value="2018-07-30" calcext:value-type="date">
            <office:annotation draw:style-name="gr1" draw:text-style-name="P2" svg:width="1.1413in" svg:height="0.7083in" svg:x="13.2673in" svg:y="6.8362in" draw:caption-point-x="-0.2402in" draw:caption-point-y="0.5945in">
              <dc:date>2022-01-18T00:00:00</dc:date>
              <text:p text:style-name="P1"><text:span text:style-name="T1">Call Sylvestre</text:span></text:p>
            </office:annotation>
            <text:p>lundi 30 </text:p>
          </table:table-cell>
          <table:table-cell table:style-name="ce72" office:value-type="date" office:date-value="2018-08-30" calcext:value-type="date">
            <text:p>jeudi 30 </text:p>
          </table:table-cell>
          <table:table-cell table:style-name="ce95" office:value-type="date" office:date-value="2018-09-30" calcext:value-type="date">
            <text:p>dimanche 30 </text:p>
          </table:table-cell>
          <table:table-cell table:style-name="ce72" office:value-type="date" office:date-value="2018-10-30" calcext:value-type="date">
            <text:p>mardi 30 </text:p>
          </table:table-cell>
          <table:table-cell table:style-name="ce72" office:value-type="date" office:date-value="2018-11-30" calcext:value-type="date">
            <text:p>vendredi 30 </text:p>
          </table:table-cell>
          <table:table-cell table:style-name="ce95" office:value-type="date" office:date-value="2018-12-30" calcext:value-type="date">
            <text:p>dimanche 30 </text:p>
          </table:table-cell>
          <table:table-cell table:number-columns-repeated="1008"/>
        </table:table-row>
        <table:table-row table:style-name="ro3">
          <table:table-cell/>
          <table:table-cell table:style-name="ce75" office:value-type="date" office:date-value="2017-10-31" calcext:value-type="date">
            <text:p>mardi 31 </text:p>
          </table:table-cell>
          <table:table-cell table:style-name="ce75"/>
          <table:table-cell table:style-name="ce79" office:value-type="date" office:date-value="2017-12-31" calcext:value-type="date">
            <text:p>dimanche 31 </text:p>
          </table:table-cell>
          <table:table-cell table:style-name="ce75" office:value-type="date" office:date-value="2018-01-31" calcext:value-type="date">
            <text:p>mercredi 31 </text:p>
          </table:table-cell>
          <table:table-cell table:style-name="ce83"/>
          <table:table-cell table:style-name="ce89" office:value-type="date" office:date-value="2018-03-31" calcext:value-type="date">
            <text:p>samedi 31 </text:p>
          </table:table-cell>
          <table:table-cell table:style-name="ce83"/>
          <table:table-cell table:style-name="ce75" office:value-type="date" office:date-value="2018-05-31" calcext:value-type="date">
            <text:p>jeudi 31 </text:p>
          </table:table-cell>
          <table:table-cell table:style-name="ce83"/>
          <table:table-cell table:style-name="ce93" office:value-type="date" office:date-value="2018-07-31" calcext:value-type="date">
            <office:annotation draw:style-name="gr9" draw:text-style-name="P2" svg:width="1.1413in" svg:height="0.8429in" svg:x="13.2673in" svg:y="7.076in" draw:caption-point-x="-0.2402in" draw:caption-point-y="0.5945in">
              <dc:date>2022-01-18T00:00:00</dc:date>
              <text:p text:style-name="P1"><text:span text:style-name="T1">Je rentre énervé à Toury envers la manipulation d’Alex et FabP</text:span></text:p>
              <text:p text:style-name="P1"><text:span text:style-name="T1">Call Maud</text:span></text:p>
            </office:annotation>
            <text:p>mardi 31 </text:p>
          </table:table-cell>
          <table:table-cell table:style-name="ce75" office:value-type="date" office:date-value="2018-08-31" calcext:value-type="date">
            <text:p>vendredi 31 </text:p>
          </table:table-cell>
          <table:table-cell table:style-name="ce83"/>
          <table:table-cell table:style-name="ce75" office:value-type="date" office:date-value="2018-10-31" calcext:value-type="date">
            <text:p>mercredi 31 </text:p>
          </table:table-cell>
          <table:table-cell table:style-name="ce83"/>
          <table:table-cell table:style-name="ce75" office:value-type="date" office:date-value="2018-12-31" calcext:value-type="date">
            <text:p>lundi 31 </text:p>
          </table:table-cell>
          <table:table-cell table:number-columns-repeated="100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2" table:style-name="ta1">
        <table:table-column table:style-name="co4" table:default-cell-style-name="ce36"/>
        <table:table-column table:style-name="co5" table:default-cell-style-name="ce36"/>
        <table:table-column table:style-name="co4" table:number-columns-repeated="1022" table:default-cell-style-name="ce36"/>
        <table:table-row table:style-name="ro2">
          <table:table-cell table:number-columns-repeated="1024"/>
        </table:table-row>
        <table:table-row table:style-name="ro2">
          <table:table-cell/>
          <table:table-cell table:style-name="ce38" office:value-type="string" calcext:value-type="string">
            <text:p>Evènements</text:p>
          </table:table-cell>
          <table:table-cell table:number-columns-repeated="1022"/>
        </table:table-row>
        <table:table-row table:style-name="ro2">
          <table:table-cell table:style-name="ce37" office:value-type="date" office:date-value="2018-01-20" calcext:value-type="date">
            <text:p>20/01/2018</text:p>
          </table:table-cell>
          <table:table-cell office:value-type="string" calcext:value-type="string">
            <text:p>Balade dans la neige avec Deborah, Pablo et Isabell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ièce de théâtre de Pabl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ants personnes âgées à l'académie de musiqu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lexandre qui me dit qu'il aurait pas le courage de parler à une fille au ba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onel me parle de son pote Ben qui a une copine mignonne alors qu'il est chauve…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day-of-week number:style="long"/>
      <number:text> </number:text>
      <number:day/>
      <number:text> </number:text>
    </number:date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date_5f_custom" style:display-name="date_custom" style:family="table-cell" style:parent-style-name="Default" style:data-style-name="N10107">
      <style:table-cell-properties fo:background-color="#d9e1f2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think" style:family="table-cell" style:parent-style-name="Default" style:data-style-name="N10107">
      <style:table-cell-properties fo:background-color="#fce4d6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11:01:16.26972214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meta:initial-creator>Aymeric Pelle</meta:initial-creator>
    <meta:creation-date>2021-11-08T15:05:55Z</meta:creation-date>
    <dc:date>2022-03-03T11:01:45.886649069</dc:date>
    <meta:editing-duration>P1DT9H46M15S</meta:editing-duration>
    <meta:editing-cycles>61</meta:editing-cycles>
    <meta:document-statistic meta:table-count="2" meta:cell-count="481" meta:object-count="0"/>
  </office:meta>
</office:document-meta>
</file>